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99mm"/>
    </style:style>
    <style:style style:name="co2" style:family="table-column">
      <style:table-column-properties fo:break-before="auto" style:column-width="27.41mm"/>
    </style:style>
    <style:style style:name="co3" style:family="table-column">
      <style:table-column-properties fo:break-before="auto" style:column-width="19.23mm"/>
    </style:style>
    <style:style style:name="co4" style:family="table-column">
      <style:table-column-properties fo:break-before="auto" style:column-width="19.91mm"/>
    </style:style>
    <style:style style:name="co5" style:family="table-column">
      <style:table-column-properties fo:break-before="auto" style:column-width="32.44mm"/>
    </style:style>
    <style:style style:name="co6" style:family="table-column">
      <style:table-column-properties fo:break-before="auto" style:column-width="25.75mm"/>
    </style:style>
    <style:style style:name="co7" style:family="table-column">
      <style:table-column-properties fo:break-before="auto" style:column-width="221.49mm"/>
    </style:style>
    <style:style style:name="co8" style:family="table-column">
      <style:table-column-properties fo:break-before="auto" style:column-width="68.3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65.44mm"/>
    </style:style>
    <style:style style:name="co11" style:family="table-column">
      <style:table-column-properties fo:break-before="auto" style:column-width="156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2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  <style:map style:condition="cell-content()=1" style:apply-style-name="Prio3_20_orange_20_clair" style:base-cell-address="mantis.A1"/>
      <style:map style:condition="cell-content()=2" style:apply-style-name="Prio2_20_orange" style:base-cell-address="mantis.A1"/>
      <style:map style:condition="cell-content()=3" style:apply-style-name="Prio1_20_rouge" style:base-cell-address="mantis.A1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map style:condition="cell-content()=1" style:apply-style-name="Prio3_20_orange_20_clair" style:base-cell-address="mantis.A1"/>
      <style:map style:condition="cell-content()=2" style:apply-style-name="Prio2_20_orange" style:base-cell-address="mantis.A1"/>
      <style:map style:condition="cell-content()=3" style:apply-style-name="Prio1_20_rouge" style:base-cell-address="mantis.A1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map style:condition="cell-content()=1" style:apply-style-name="Prio3_20_orange_20_clair" style:base-cell-address="mantis.A1"/>
      <style:map style:condition="cell-content()=2" style:apply-style-name="Prio2_20_orange" style:base-cell-address="mantis.A1"/>
      <style:map style:condition="cell-content()=3" style:apply-style-name="Prio1_20_rouge" style:base-cell-address="mantis.A1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map style:condition="cell-content()=1" style:apply-style-name="Prio3_20_orange_20_clair" style:base-cell-address="mantis.A1"/>
      <style:map style:condition="cell-content()=2" style:apply-style-name="Prio2_20_orange" style:base-cell-address="mantis.A1"/>
      <style:map style:condition="cell-content()=3" style:apply-style-name="Prio1_20_rouge" style:base-cell-address="mantis.A1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map style:condition="cell-content()=1" style:apply-style-name="Prio3_20_orange_20_clair" style:base-cell-address="mantis.A1"/>
      <style:map style:condition="cell-content()=2" style:apply-style-name="Prio2_20_orange" style:base-cell-address="mantis.A1"/>
      <style:map style:condition="cell-content()=3" style:apply-style-name="Prio1_20_rouge" style:base-cell-address="mantis.A1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map style:condition="cell-content()=1" style:apply-style-name="Prio3_20_orange_20_clair" style:base-cell-address="mantis.A1"/>
      <style:map style:condition="cell-content()=2" style:apply-style-name="Prio2_20_orange" style:base-cell-address="mantis.A1"/>
      <style:map style:condition="cell-content()=3" style:apply-style-name="Prio1_20_rouge" style:base-cell-address="mantis.A1"/>
    </style:style>
    <style:style style:name="ce109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8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  <style:map style:condition="cell-content()=1" style:apply-style-name="Prio3_20_orange_20_clair" style:base-cell-address="mantis.A1"/>
      <style:map style:condition="cell-content()=2" style:apply-style-name="Prio2_20_orange" style:base-cell-address="mantis.A1"/>
      <style:map style:condition="cell-content()=3" style:apply-style-name="Prio1_20_rouge" style:base-cell-address="mantis.A1"/>
    </style:style>
    <style:style style:name="ce1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normal" style:font-weight-asian="normal" style:font-weight-complex="normal"/>
      <style:map style:condition="cell-content()=1" style:apply-style-name="Prio3_20_orange_20_clair" style:base-cell-address="mantis.A1"/>
      <style:map style:condition="cell-content()=2" style:apply-style-name="Prio2_20_orange" style:base-cell-address="mantis.A1"/>
      <style:map style:condition="cell-content()=3" style:apply-style-name="Prio1_20_rouge" style:base-cell-address="mantis.A1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  <style:map style:condition="cell-content()=1" style:apply-style-name="Prio3_20_orange_20_clair" style:base-cell-address="mantis.A1"/>
      <style:map style:condition="cell-content()=2" style:apply-style-name="Prio2_20_orange" style:base-cell-address="mantis.A1"/>
      <style:map style:condition="cell-content()=3" style:apply-style-name="Prio1_20_rouge" style:base-cell-address="mantis.A1"/>
    </style:style>
    <style:style style:name="ce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normal" style:font-weight-asian="normal" style:font-weight-complex="normal"/>
      <style:map style:condition="cell-content()=1" style:apply-style-name="Prio3_20_orange_20_clair" style:base-cell-address="mantis.A1"/>
      <style:map style:condition="cell-content()=2" style:apply-style-name="Prio2_20_orange" style:base-cell-address="mantis.A1"/>
      <style:map style:condition="cell-content()=3" style:apply-style-name="Prio1_20_rouge" style:base-cell-address="mantis.A1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62" style:family="table-cell" style:parent-style-name="Default">
      <style:table-cell-properties fo:background-color="#3465a4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vertical-align="top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8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2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</style:style>
    <style:style style:name="ce147" style:family="table-cell" style:parent-style-name="Default"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200"/>
    </style:style>
    <style:style style:name="ce126" style:family="table-cell" style:parent-style-name="Default">
      <style:table-cell-properties fo:background-color="#ffff00"/>
    </style:style>
    <style:style style:name="ce165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78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mm"/>
      <style:text-properties fo:color="#ffffff"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97" style:family="table-cell" style:parent-style-name="Default">
      <style:table-cell-properties fo:wrap-option="wrap"/>
    </style:style>
    <style:style style:name="ce198" style:family="table-cell" style:parent-style-name="Default">
      <style:table-cell-properties fo:background-color="#5983b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06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53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ntis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44"/>
        <table:table-column table:style-name="co3" table:default-cell-style-name="ce79"/>
        <table:table-column table:style-name="co4" table:default-cell-style-name="ce95"/>
        <table:table-column table:style-name="co5" table:default-cell-style-name="Default"/>
        <table:table-column table:style-name="co6" table:default-cell-style-name="Default"/>
        <table:table-column table:style-name="co6" table:default-cell-style-name="ce12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05" office:value-type="string" calcext:value-type="string">
            <text:p>Priorité MOA</text:p>
          </table:table-cell>
          <table:table-cell table:style-name="ce118" office:value-type="string" calcext:value-type="string">
            <text:p>Difficulté Tech</text:p>
          </table:table-cell>
          <table:table-cell table:style-name="ce105" office:value-type="string" calcext:value-type="string">
            <text:p>Avis PND</text:p>
          </table:table-cell>
          <table:table-cell table:style-name="ce162" office:value-type="string" calcext:value-type="string">
            <text:p>Identifiant</text:p>
          </table:table-cell>
          <table:table-cell table:style-name="ce162" office:value-type="string" calcext:value-type="string">
            <text:p>Catégorie</text:p>
          </table:table-cell>
          <table:table-cell table:style-name="ce162" office:value-type="string" calcext:value-type="string">
            <text:p>statut</text:p>
          </table:table-cell>
          <table:table-cell table:style-name="ce162" office:value-type="string" calcext:value-type="string">
            <text:p>Version ciblée</text:p>
          </table:table-cell>
          <table:table-cell table:style-name="ce162" office:value-type="string" calcext:value-type="string">
            <text:p>Résumé</text:p>
          </table:table-cell>
          <table:table-cell table:style-name="ce162" office:value-type="string" calcext:value-type="string">
            <text:p>groupe</text:p>
          </table:table-cell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A retester</text:p>
          </table:table-cell>
          <table:table-cell/>
          <table:table-cell office:value="40781" office:value-type="float"/>
          <table:table-cell office:value-type="string">
            <text:p>Anomalie</text:p>
          </table:table-cell>
          <table:table-cell office:value-type="string">
            <text:p>à recetter</text:p>
          </table:table-cell>
          <table:table-cell office:value-type="string">
            <text:p>4.2.0</text:p>
          </table:table-cell>
          <table:table-cell office:value-type="string">
            <text:p>POP &gt; impression &gt; couleur prevision cargo transformée sur PAQ Ferry en couleur bleu mouvement +trait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office:value="1.0" office:value-type="float"/>
          <table:table-cell office:value="47636" office:value-type="float"/>
          <table:table-cell office:value-type="string">
            <text:p>Anomalie</text:p>
          </table:table-cell>
          <table:table-cell office:value-type="string">
            <text:p>commentaire</text:p>
          </table:table-cell>
          <table:table-cell office:value-type="string">
            <text:p>4.6.1</text:p>
          </table:table-cell>
          <table:table-cell office:value-type="string">
            <text:p>ISPS &gt; Exporter &gt; liste des 10 dernières escales &gt; ordre chronologique inversé voire MELANG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524" office:value-type="float"/>
          <table:table-cell/>
          <table:table-cell office:value-type="string">
            <text:p>nouveau</text:p>
          </table:table-cell>
          <table:table-cell office:value-type="string">
            <text:p>4.8.3</text:p>
          </table:table-cell>
          <table:table-cell office:value-type="string">
            <text:p>DMS &gt; Saisie des escales avec dates &gt; enreg = OK &gt; si on retourne sur la DMS = dates VIDEES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en cours de recette</text:p>
          </table:table-cell>
          <table:table-cell/>
          <table:table-cell/>
          <table:table-cell office:value="49061" office:value-type="float"/>
          <table:table-cell office:value-type="string">
            <text:p>Evolution</text:p>
          </table:table-cell>
          <table:table-cell office:value-type="string">
            <text:p>traité</text:p>
          </table:table-cell>
          <table:table-cell office:value-type="string">
            <text:p>4.9.0</text:p>
          </table:table-cell>
          <table:table-cell office:value-type="string">
            <text:p>périmètre de migration de la 4.9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en cours de correction</text:p>
          </table:table-cell>
          <table:table-cell/>
          <table:table-cell/>
          <table:table-cell office:value="50413" office:value-type="float"/>
          <table:table-cell office:value-type="string">
            <text:p>Anomalie</text:p>
          </table:table-cell>
          <table:table-cell office:value-type="string">
            <text:p>à traiter</text:p>
          </table:table-cell>
          <table:table-cell office:value-type="string">
            <text:p>4.9.1</text:p>
          </table:table-cell>
          <table:table-cell office:value-type="string">
            <text:p>PROD &gt; message NCA_72h envoyé à Trafic2000 après arrivée du navire !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0877" office:value-type="float"/>
          <table:table-cell office:value-type="string">
            <text:p>Anomalie</text:p>
          </table:table-cell>
          <table:table-cell office:value-type="string">
            <text:p>réouvert</text:p>
          </table:table-cell>
          <table:table-cell office:value-type="string">
            <text:p>4.9.1</text:p>
          </table:table-cell>
          <table:table-cell office:value-type="string">
            <text:p>Profil AP &gt; Dossier escale &gt; accès FAL5-6 = erreur technique au lieu message “pas le droit” / pas toutes FAL dans tab bord deman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175" office:value-type="float"/>
          <table:table-cell/>
          <table:table-cell office:value-type="string">
            <text:p>nouveau</text:p>
          </table:table-cell>
          <table:table-cell office:value-type="string">
            <text:p>4.9.1</text:p>
          </table:table-cell>
          <table:table-cell office:value-type="string">
            <text:p>Saisie rapide mouvement Ferry &gt; enregistrer = Error HTTP 500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165" office:value-type="float"/>
          <table:table-cell/>
          <table:table-cell office:value-type="string">
            <text:p>nouveau</text:p>
          </table:table-cell>
          <table:table-cell office:value-type="string">
            <text:p>4.9.1</text:p>
          </table:table-cell>
          <table:table-cell office:value-type="string">
            <text:p>FERRY &gt; POP <text:s/>modifier annonce &gt; changer de jour ou annuler je perds mes modif &gt; l’annonce du départ disparait du POP graphiqu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632" office:value-type="float"/>
          <table:table-cell/>
          <table:table-cell office:value-type="string">
            <text:p>nouveau</text:p>
          </table:table-cell>
          <table:table-cell office:value-type="string">
            <text:p>4.9.1</text:p>
          </table:table-cell>
          <table:table-cell office:value-type="string">
            <text:p>FERRy Saisie rapide mvt vigie &gt; pourquoi certaines dates apparaissent en jj/mm/aaaa et d’autres restent vides ?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630" office:value-type="float"/>
          <table:table-cell/>
          <table:table-cell office:value-type="string">
            <text:p>nouveau</text:p>
          </table:table-cell>
          <table:table-cell office:value-type="string">
            <text:p>4.9.1</text:p>
          </table:table-cell>
          <table:table-cell office:value-type="string">
            <text:p>FERRY Saisir rapide mvt vigie &gt; Modifier + Réaliser mouvment = internal Error HTTP200 (ok si enreg puis remodif et realise)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608" office:value-type="float"/>
          <table:table-cell/>
          <table:table-cell office:value-type="string">
            <text:p>nouveau</text:p>
          </table:table-cell>
          <table:table-cell office:value-type="string">
            <text:p>4.9.1</text:p>
          </table:table-cell>
          <table:table-cell office:value-type="string">
            <text:p>FERRY Ecran rapide vigie mvt &gt; modifier+realiser mvt = erreur Http500 (OK si enregistrer avant)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617" office:value-type="float"/>
          <table:table-cell/>
          <table:table-cell office:value-type="string">
            <text:p>nouveau</text:p>
          </table:table-cell>
          <table:table-cell office:value-type="string">
            <text:p>4.9.1</text:p>
          </table:table-cell>
          <table:table-cell office:value-type="string">
            <text:p>FERRY &gt; si que mvt Entrée &gt; on ne peut pas créer mvt Sortie dans Saisie rapide mvt ni dans tab mvt = Erreur techniqu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605" office:value-type="float"/>
          <table:table-cell/>
          <table:table-cell office:value-type="string">
            <text:p>nouveau</text:p>
          </table:table-cell>
          <table:table-cell office:value-type="string">
            <text:p>4.9.1</text:p>
          </table:table-cell>
          <table:table-cell office:value-type="string">
            <text:p>Mouvements &gt; menu contextuel gauche &gt; navigation entre les FAL si retour sur Mouvement xxx ou Compléter mvt = Erreur HTTP404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593" office:value-type="float"/>
          <table:table-cell/>
          <table:table-cell office:value-type="string">
            <text:p>nouveau</text:p>
          </table:table-cell>
          <table:table-cell office:value-type="string">
            <text:p>4.9.1</text:p>
          </table:table-cell>
          <table:table-cell office:value-type="string">
            <text:p>FERRY POP &gt; le trigramme de la fiche navire pas pris en compte dans Zoom et Imprimer POP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158" office:value-type="float"/>
          <table:table-cell/>
          <table:table-cell office:value-type="string">
            <text:p>nouveau</text:p>
          </table:table-cell>
          <table:table-cell office:value-type="string">
            <text:p>4.9.1</text:p>
          </table:table-cell>
          <table:table-cell office:value-type="string">
            <text:p>FERRY &gt; POP &gt; imprimer 7 jour = erreur exception techniqu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534" office:value-type="float"/>
          <table:table-cell/>
          <table:table-cell office:value-type="string">
            <text:p>nouveau</text:p>
          </table:table-cell>
          <table:table-cell office:value-type="string">
            <text:p>4.9.1</text:p>
          </table:table-cell>
          <table:table-cell office:value-type="string">
            <text:p>Dossier Escale &gt; Détention navire &gt; date de fin détention dans le futur / pb affichag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631" office:value-type="float"/>
          <table:table-cell/>
          <table:table-cell office:value-type="string">
            <text:p>nouveau</text:p>
          </table:table-cell>
          <table:table-cell office:value-type="string">
            <text:p>4.9.1</text:p>
          </table:table-cell>
          <table:table-cell office:value-type="string">
            <text:p>Anonymisation Via IHM: err 500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533" office:value-type="float"/>
          <table:table-cell/>
          <table:table-cell office:value-type="string">
            <text:p>nouveau</text:p>
          </table:table-cell>
          <table:table-cell office:value-type="string">
            <text:p>4.9.1</text:p>
          </table:table-cell>
          <table:table-cell office:value-type="string">
            <text:p>Créer DS &gt; PAQ de sortie faux et message alerte PAQ indispo non justifié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173" office:value-type="float"/>
          <table:table-cell/>
          <table:table-cell office:value-type="string">
            <text:p>nouveau</text:p>
          </table:table-cell>
          <table:table-cell office:value-type="string">
            <text:p>4.9.1</text:p>
          </table:table-cell>
          <table:table-cell office:value-type="string">
            <text:p>Saisie rapide mouvement ferry &gt; comportement calendrier changé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192" office:value-type="float"/>
          <table:table-cell/>
          <table:table-cell office:value-type="string">
            <text:p>nouveau</text:p>
          </table:table-cell>
          <table:table-cell office:value-type="string">
            <text:p>4.9.1</text:p>
          </table:table-cell>
          <table:table-cell office:value-type="string">
            <text:p>Menu Mouvements <text:s/>Page x &gt; Action sur mouvement + RETOUR &gt; pb de chainage le retour ne se fait pas sur la pagex d’appel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504" office:value-type="float"/>
          <table:table-cell/>
          <table:table-cell office:value-type="string">
            <text:p>nouveau</text:p>
          </table:table-cell>
          <table:table-cell office:value-type="string">
            <text:p>4.9.1</text:p>
          </table:table-cell>
          <table:table-cell office:value-type="string">
            <text:p>Demande : utilisation d'un PAQ indisponible =&gt; les dates et motif d'indispo ne s’affichent pas dans le message d'erreur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053" office:value-type="float"/>
          <table:table-cell/>
          <table:table-cell office:value-type="string">
            <text:p>commentaire</text:p>
          </table:table-cell>
          <table:table-cell office:value-type="string">
            <text:p>4.9.1</text:p>
          </table:table-cell>
          <table:table-cell office:value-type="string">
            <text:p>La consultation du site visiteur provoque la saturation immédiate de la mémoir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096" office:value-type="float"/>
          <table:table-cell/>
          <table:table-cell office:value-type="string">
            <text:p>à traiter</text:p>
          </table:table-cell>
          <table:table-cell office:value-type="string">
            <text:p>4.9.1</text:p>
          </table:table-cell>
          <table:table-cell office:value-type="string">
            <text:p>[DAPAQ] la disposition des onglets n'est pas "jolie" pour les profiles non capitaineri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093" office:value-type="float"/>
          <table:table-cell/>
          <table:table-cell office:value-type="string">
            <text:p>à traiter</text:p>
          </table:table-cell>
          <table:table-cell office:value-type="string">
            <text:p>4.9.1</text:p>
          </table:table-cell>
          <table:table-cell office:value-type="string">
            <text:p>[DAPAQ] err taglib dans le cadre décision capitainerie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079" office:value-type="float"/>
          <table:table-cell/>
          <table:table-cell office:value-type="string">
            <text:p>à traiter</text:p>
          </table:table-cell>
          <table:table-cell office:value-type="string">
            <text:p>4.9.1</text:p>
          </table:table-cell>
          <table:table-cell office:value-type="string">
            <text:p>La consultation des notifications ne fonctionne pas parce que l'url utilise encore spring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081" office:value-type="float"/>
          <table:table-cell/>
          <table:table-cell office:value-type="string">
            <text:p>commentaire</text:p>
          </table:table-cell>
          <table:table-cell office:value-type="string">
            <text:p>4.9.1</text:p>
          </table:table-cell>
          <table:table-cell office:value-type="string">
            <text:p>Dans le rapport de test usine le profil visiteur est KO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043" office:value-type="float"/>
          <table:table-cell/>
          <table:table-cell office:value-type="string">
            <text:p>à traiter</text:p>
          </table:table-cell>
          <table:table-cell office:value-type="string">
            <text:p>4.9.1</text:p>
          </table:table-cell>
          <table:table-cell office:value-type="string">
            <text:p>Pas d'alerte sur le changement de config apache dans le manuel d'installation de la 4.9.0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ALIDEE</text:p>
          </table:table-cell>
          <table:table-cell office:value="40.0" office:value-type="float"/>
          <table:table-cell office:value="3.0" office:value-type="float"/>
          <table:table-cell office:value="49062" office:value-type="float"/>
          <table:table-cell office:value-type="string">
            <text:p>DECLAR</text:p>
          </table:table-cell>
          <table:table-cell office:value-type="string">
            <text:p>à chiffrer</text:p>
          </table:table-cell>
          <table:table-cell office:value-type="string">
            <text:p>4.10</text:p>
          </table:table-cell>
          <table:table-cell office:value-type="string">
            <text:p>[FAL5/6] évolution m2m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ALIDEE</text:p>
          </table:table-cell>
          <table:table-cell office:value="5.0" office:value-type="float"/>
          <table:table-cell office:value="3.0" office:value-type="float"/>
          <table:table-cell office:value="51597" office:value-type="float"/>
          <table:table-cell office:value-type="string">
            <text:p>SECURITE</text:p>
          </table:table-cell>
          <table:table-cell office:value-type="string">
            <text:p>à chiffrer</text:p>
          </table:table-cell>
          <table:table-cell office:value-type="string">
            <text:p>4.10</text:p>
          </table:table-cell>
          <table:table-cell office:value-type="string">
            <text:p>[migration] mise à niveau des dépendances javascript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1.0" office:value-type="float"/>
          <table:table-cell office:value="3.0" office:value-type="float"/>
          <table:table-cell office:value="46760" office:value-type="float"/>
          <table:table-cell office:value-type="string">
            <text:p>Anomalie</text:p>
          </table:table-cell>
          <table:table-cell office:value-type="string">
            <text:p>à chiffrer</text:p>
          </table:table-cell>
          <table:table-cell office:value-type="string">
            <text:p>4.10</text:p>
          </table:table-cell>
          <table:table-cell office:value-type="string">
            <text:p>[FAL ISPS] ajouter un contrôle sur le format de l'OMI compagnie qui devrait être un entier 0-9999999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3.0" office:value-type="float"/>
          <table:table-cell office:value="2.0" office:value-type="float"/>
          <table:table-cell office:value="47655" office:value-type="float"/>
          <table:table-cell office:value-type="string">
            <text:p>DECLAR</text:p>
          </table:table-cell>
          <table:table-cell office:value-type="string">
            <text:p>à chiffrer</text:p>
          </table:table-cell>
          <table:table-cell office:value-type="string">
            <text:p>4.10</text:p>
          </table:table-cell>
          <table:table-cell office:value-type="string">
            <text:p>ISPS &gt; Mouvement Cargo &gt; menu contextuel gauche &gt; accès limité aux formalité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1.0" office:value-type="float"/>
          <table:table-cell office:value="1.0" office:value-type="float"/>
          <table:table-cell office:value="46971" office:value-type="float"/>
          <table:table-cell office:value-type="string">
            <text:p>DIVERS</text:p>
          </table:table-cell>
          <table:table-cell office:value-type="string">
            <text:p>à chiffrer</text:p>
          </table:table-cell>
          <table:table-cell office:value-type="string">
            <text:p>4.10</text:p>
          </table:table-cell>
          <table:table-cell office:value-type="string">
            <text:p>[T2k] Amélioration des notifications par mail des erreurs sur les messages T2k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0.0" office:value-type="float"/>
          <table:table-cell office:value="0.0" office:value-type="float"/>
          <table:table-cell office:value="47096" office:value-type="float"/>
          <table:table-cell office:value-type="string">
            <text:p>DIVERS</text:p>
          </table:table-cell>
          <table:table-cell office:value-type="string">
            <text:p>à chiffrer</text:p>
          </table:table-cell>
          <table:table-cell office:value-type="string">
            <text:p>4.10</text:p>
          </table:table-cell>
          <table:table-cell office:value-type="string">
            <text:p>[MD] la séquence SEQ_CODE_MD_ONU ne semble pas utilisé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2.0" office:value-type="float"/>
          <table:table-cell office:value="3.0" office:value-type="float"/>
          <table:table-cell office:value="49299" office:value-type="float"/>
          <table:table-cell office:value-type="string">
            <text:p>Anomalie</text:p>
          </table:table-cell>
          <table:table-cell office:value-type="string">
            <text:p>à chiffrer</text:p>
          </table:table-cell>
          <table:table-cell office:value-type="string">
            <text:p>4.10</text:p>
          </table:table-cell>
          <table:table-cell office:value-type="string">
            <text:p>[ISPS] : difficulté de saisie des LOCODEs dans les fichiers excel =&gt; modifier les formes acceptées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office:value="3.0" office:value-type="float"/>
          <table:table-cell office:value="50740" office:value-type="float"/>
          <table:table-cell office:value-type="string">
            <text:p>Anomalie</text:p>
          </table:table-cell>
          <table:table-cell office:value-type="string">
            <text:p>à chiffrer</text:p>
          </table:table-cell>
          <table:table-cell office:value-type="string">
            <text:p>4.10</text:p>
          </table:table-cell>
          <table:table-cell office:value-type="string">
            <text:p>ISPS &gt; Ordre des escales différent entre affichage FAL, export et message T2K car pas d’heure pour les hiéarchiser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1.0" office:value-type="float"/>
          <table:table-cell office:value="3.0" office:value-type="float"/>
          <table:table-cell office:value="21839" office:value-type="float"/>
          <table:table-cell office:value-type="string">
            <text:p>Anomalie</text:p>
          </table:table-cell>
          <table:table-cell office:value-type="string">
            <text:p>à chiffrer</text:p>
          </table:table-cell>
          <table:table-cell office:value-type="string">
            <text:p>4.10</text:p>
          </table:table-cell>
          <table:table-cell office:value-type="string">
            <text:p>Mauvaise réception des messages T2k "navires bannis"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2916" office:value-type="float"/>
          <table:table-cell office:value-type="string">
            <text:p>Anomalie</text:p>
          </table:table-cell>
          <table:table-cell office:value-type="string">
            <text:p>à chiffrer</text:p>
          </table:table-cell>
          <table:table-cell office:value-type="string">
            <text:p>4.10</text:p>
          </table:table-cell>
          <table:table-cell office:value-type="string">
            <text:p>[code] T2k test inutile donc probablement faux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2.0" office:value-type="float"/>
          <table:table-cell office:value="2.0" office:value-type="float"/>
          <table:table-cell office:value="51787" office:value-type="float"/>
          <table:table-cell office:value-type="string">
            <text:p>SECURITE</text:p>
          </table:table-cell>
          <table:table-cell office:value-type="string">
            <text:p>à chiffrer</text:p>
          </table:table-cell>
          <table:table-cell office:value-type="string">
            <text:p>4.10</text:p>
          </table:table-cell>
          <table:table-cell office:value-type="string">
            <text:p>[sécurité] suppression de l'impression des Escales et suppression de la dépendance à Birt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517" office:value-type="float"/>
          <table:table-cell/>
          <table:table-cell office:value-type="string">
            <text:p>à chiffrer</text:p>
          </table:table-cell>
          <table:table-cell office:value-type="string">
            <text:p>4.10</text:p>
          </table:table-cell>
          <table:table-cell office:value-type="string">
            <text:p>ISPS et DMS : avoir les 10 dernière escales dans le même ordre <text:s/>chronologiqu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216" office:value-type="float"/>
          <table:table-cell/>
          <table:table-cell office:value-type="string">
            <text:p>à chiffrer</text:p>
          </table:table-cell>
          <table:table-cell office:value-type="string">
            <text:p>4.10</text:p>
          </table:table-cell>
          <table:table-cell office:value-type="string">
            <text:p>Evolution des fichiers de log à la demande du centre serveur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1384" office:value-type="float"/>
          <table:table-cell/>
          <table:table-cell office:value-type="string">
            <text:p>à chiffrer</text:p>
          </table:table-cell>
          <table:table-cell office:value-type="string">
            <text:p>4.10</text:p>
          </table:table-cell>
          <table:table-cell office:value-type="string">
            <text:p>CLONER Demande &gt; cloner les Fal de la demande origine &gt; La FAL WASTE n’est pas clonée alors que demandée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ALIDEE</text:p>
          </table:table-cell>
          <table:table-cell office:value="8.0" office:value-type="float"/>
          <table:table-cell office:value="3.0" office:value-type="float"/>
          <table:table-cell office:value="51594" office:value-type="float"/>
          <table:table-cell office:value-type="string">
            <text:p>EVOLUTI</text:p>
          </table:table-cell>
          <table:table-cell office:value-type="string">
            <text:p>nouveau</text:p>
          </table:table-cell>
          <table:table-cell office:value-type="string">
            <text:p>4.11</text:p>
          </table:table-cell>
          <table:table-cell office:value-type="string">
            <text:p>Modifier les pages de saisie des FAL5 et 6 pour éviter les requêtes trop gross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13.0" office:value-type="float"/>
          <table:table-cell office:value="2.0" office:value-type="float"/>
          <table:table-cell office:value="51788" office:value-type="float"/>
          <table:table-cell office:value-type="string">
            <text:p>SECURITE</text:p>
          </table:table-cell>
          <table:table-cell office:value-type="string">
            <text:p>nouveau</text:p>
          </table:table-cell>
          <table:table-cell office:value-type="string">
            <text:p>4.11</text:p>
          </table:table-cell>
          <table:table-cell office:value-type="string">
            <text:p>[sécurité] mise à niveau de la librairie Log4J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ALIDEE</text:p>
          </table:table-cell>
          <table:table-cell office:value="5.0" office:value-type="float"/>
          <table:table-cell office:value="3.0" office:value-type="float"/>
          <table:table-cell office:value="39066" office:value-type="float"/>
          <table:table-cell office:value-type="string">
            <text:p>EVOLUTI</text:p>
          </table:table-cell>
          <table:table-cell office:value-type="string">
            <text:p>nouveau</text:p>
          </table:table-cell>
          <table:table-cell office:value-type="string">
            <text:p>4.11</text:p>
          </table:table-cell>
          <table:table-cell office:value-type="string">
            <text:p>[FIXME][Tableaux des demandes] EVOL : ajouter AFFICHER toutes les demandes nécessitant une action capitainerie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ALIDEE</text:p>
          </table:table-cell>
          <table:table-cell office:value="5.0" office:value-type="float"/>
          <table:table-cell office:value="3.0" office:value-type="float"/>
          <table:table-cell office:value="39065" office:value-type="float"/>
          <table:table-cell office:value-type="string">
            <text:p>EVOLUTI</text:p>
          </table:table-cell>
          <table:table-cell office:value-type="string">
            <text:p>nouveau</text:p>
          </table:table-cell>
          <table:table-cell office:value-type="string">
            <text:p>4.11</text:p>
          </table:table-cell>
          <table:table-cell office:value-type="string">
            <text:p>[FIXME][Tableaux des mouvements] EVOL: ajouter AFFICHER tous les mouvements en attente d'une action capitainerie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ALIDEE</text:p>
          </table:table-cell>
          <table:table-cell office:value="13.0" office:value-type="float"/>
          <table:table-cell office:value="3.0" office:value-type="float"/>
          <table:table-cell office:value="39083" office:value-type="float"/>
          <table:table-cell office:value-type="string">
            <text:p>EVOLCONCEP</text:p>
          </table:table-cell>
          <table:table-cell office:value-type="string">
            <text:p>nouveau</text:p>
          </table:table-cell>
          <table:table-cell office:value-type="string">
            <text:p>4.11</text:p>
          </table:table-cell>
          <table:table-cell office:value-type="string">
            <text:p>[FIXME] EVOL : besoin de voir les navires au mouillag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1.0" office:value-type="float"/>
          <table:table-cell office:value="1.0" office:value-type="float"/>
          <table:table-cell office:value="50962" office:value-type="float"/>
          <table:table-cell office:value-type="string">
            <text:p>DIVERS</text:p>
          </table:table-cell>
          <table:table-cell office:value-type="string">
            <text:p>nouveau</text:p>
          </table:table-cell>
          <table:table-cell office:value-type="string">
            <text:p>4.11</text:p>
          </table:table-cell>
          <table:table-cell office:value-type="string">
            <text:p>Evol : Prévoir <text:s/>taille mini en largeur des écrans à défaut d’une adaptation auto liée à la taille fenêtre (scoll à droite)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585" office:value-type="float"/>
          <table:table-cell/>
          <table:table-cell office:value-type="string">
            <text:p>nouveau</text:p>
          </table:table-cell>
          <table:table-cell office:value-type="string">
            <text:p>4.11</text:p>
          </table:table-cell>
          <table:table-cell office:value-type="string">
            <text:p>Param POP &gt; saisie champs Remarques au max capacité saisie possible &gt; enreg = erreur exception techniqu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1793" office:value-type="float"/>
          <table:table-cell/>
          <table:table-cell office:value-type="string">
            <text:p>nouveau</text:p>
          </table:table-cell>
          <table:table-cell office:value-type="string">
            <text:p>4.11</text:p>
          </table:table-cell>
          <table:table-cell office:value-type="string">
            <text:p>Supprimer le champ consignataire suivant du formulaire DAPAQ flash.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ALIDEE</text:p>
          </table:table-cell>
          <table:table-cell office:value="8.0" office:value-type="float"/>
          <table:table-cell office:value="3.0" office:value-type="float"/>
          <table:table-cell office:value="51610" office:value-type="float"/>
          <table:table-cell office:value-type="string">
            <text:p>EVOLCONCEP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Recentrer le dossier d'escale au coeur de l'utilisation d'Escaleport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13.0" office:value-type="float"/>
          <table:table-cell office:value="3.0" office:value-type="float"/>
          <table:table-cell office:value="51612" office:value-type="float"/>
          <table:table-cell/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Fusionner les IHM des demandes et des mouvement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1.0" office:value-type="float"/>
          <table:table-cell office:value="2.0" office:value-type="float"/>
          <table:table-cell office:value="46812" office:value-type="float"/>
          <table:table-cell office:value-type="string">
            <text:p>REGLEM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[Waste] Les déclaration ne comportant que le Summary (sans liste de déchets) sont refusée par T2k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5.0" office:value-type="float"/>
          <table:table-cell office:value="3.0" office:value-type="float"/>
          <table:table-cell office:value="33947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[chainage] En cas d'ajout ou suppression d'une DH le PAQ de départ du mouvement suivant (DH ou DS) doit être mis à jour 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8.0" office:value-type="float"/>
          <table:table-cell office:value="3.0" office:value-type="float"/>
          <table:table-cell office:value="45013" office:value-type="float"/>
          <table:table-cell office:value-type="string">
            <text:p>DIVERS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[chainage] Corriger les calculs pour le contrôle de la disponibilité des postes à quai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8.0" office:value-type="float"/>
          <table:table-cell office:value="3.0" office:value-type="float"/>
          <table:table-cell office:value="45673" office:value-type="float"/>
          <table:table-cell office:value-type="string">
            <text:p>DIVERS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Ferry Ecran Saisie rapide mouvement &gt; MAJ PAQ &gt; graphiques POP et Occup quais pas mis à jour (pas de report sur le nouveau paq)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1.0" office:value-type="float"/>
          <table:table-cell office:value="3.0" office:value-type="float"/>
          <table:table-cell office:value="50945" office:value-type="float"/>
          <table:table-cell office:value-type="string">
            <text:p>REGLEM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[FERRY][vigie calais] <text:s/>aucune contrainte ne permet que <text:s/>ETAmaj &gt; ETD ce qui peut provoquer des erreurs (ex: NCA_Port rejeté)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5.0" office:value-type="float"/>
          <table:table-cell office:value="3.0" office:value-type="float"/>
          <table:table-cell office:value="49866" office:value-type="float"/>
          <table:table-cell office:value-type="string">
            <text:p>DECLAR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EVOL : pb lors MAJ ETA qui devient supérieure à la date ETD prévu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5.0" office:value-type="float"/>
          <table:table-cell office:value="3.0" office:value-type="float"/>
          <table:table-cell office:value="29079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Donner la possiblité à la capitainerie de supprimer un navire local ou temporaire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40.0" office:value-type="float"/>
          <table:table-cell office:value="3.0" office:value-type="float"/>
          <table:table-cell office:value="50199" office:value-type="float"/>
          <table:table-cell office:value-type="string">
            <text:p>DECLAR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EVOL : solution au PB des compagnies ferries ne pouvant saisir les <text:s/>déclarations que si POP VPM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office:value="3.0" office:value-type="float"/>
          <table:table-cell office:value="45631" office:value-type="float"/>
          <table:table-cell office:value-type="string">
            <text:p>Anomalie</text:p>
          </table:table-cell>
          <table:table-cell office:value-type="string">
            <text:p>à traiter</text:p>
          </table:table-cell>
          <table:table-cell office:value-type="string">
            <text:p>2020</text:p>
          </table:table-cell>
          <table:table-cell office:value-type="string">
            <text:p>Demande Entree vpm &gt; maj ETD &gt; repasse ETA affectee en ETA origine dans les tab demandes et mvt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5.0" office:value-type="float"/>
          <table:table-cell office:value="2.0" office:value-type="float"/>
          <table:table-cell office:value="38343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FAL MD &gt; ajouter des contrôles sur toutes les classifications et pas que IMDG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3.0" office:value-type="float"/>
          <table:table-cell office:value="2.0" office:value-type="float"/>
          <table:table-cell office:value="49994" office:value-type="float"/>
          <table:table-cell office:value-type="string">
            <text:p>REGLEM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Messages T2K ferries : ATAToPortOfCall vide dans les NCA_FAL5 et NCA_FAL6 même lorsque l'ATA est connu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1.0" office:value-type="float"/>
          <table:table-cell office:value="2.0" office:value-type="float"/>
          <table:table-cell office:value="47095" office:value-type="float"/>
          <table:table-cell office:value-type="string">
            <text:p>REGLEM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[FAL7] le libellé de la table code_md_onu ne permet pas de stocker la description complète des MD [FIXME]</text:p>
          </table:table-cell>
          <table:table-cell office:value-type="string">
            <text:p>FAL7</text:p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7094" office:value-type="float"/>
          <table:table-cell/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[FAL7] le champ Description de la marchandise doit permettre la saisie de 350 caractères.</text:p>
          </table:table-cell>
          <table:table-cell office:value-type="string">
            <text:p>FAL7</text:p>
          </table:table-cell>
          <table:table-cell/>
          <table:table-cell/>
          <table:table-cell/>
          <table:table-cell/>
        </table:table-row>
        <table:table-row>
          <table:table-cell/>
          <table:table-cell office:value="2.0" office:value-type="float"/>
          <table:table-cell office:value="2.0" office:value-type="float"/>
          <table:table-cell office:value="51030" office:value-type="float"/>
          <table:table-cell office:value-type="string">
            <text:p>DECLAR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Tab bord demande et liste formalités Dossier escale &gt; Si demande annulée &gt; les formalités sont indiquées à Saisi au lieu de Annu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2.0" office:value-type="float"/>
          <table:table-cell office:value="2.0" office:value-type="float"/>
          <table:table-cell office:value="46899" office:value-type="float"/>
          <table:table-cell office:value-type="string">
            <text:p>REGLEM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[CNIL : anonymisation] permettre un paramétrage de la fréquence et de la durée en fonction des environnements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2.0" office:value-type="float"/>
          <table:table-cell office:value="2.0" office:value-type="float"/>
          <table:table-cell office:value="45378" office:value-type="float"/>
          <table:table-cell office:value-type="string">
            <text:p>REGLEM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Evol T2K &gt; NCA_FAL7 &gt; Règle contactDetail du pragraphe §6.2.8.2. Bloc contact MD obligatoire que si MD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3.0" office:value-type="float"/>
          <table:table-cell office:value="2.0" office:value-type="float"/>
          <table:table-cell office:value="50452" office:value-type="float"/>
          <table:table-cell office:value-type="string">
            <text:p>DECLAR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Menu Liens &gt; permettre de mettre des liens sur URL ET Fichiers en public et en restreint à l’instar des avsi-consignes du menu a</text:p>
          </table:table-cell>
          <table:table-cell office:value-type="string">
            <text:p>liens</text:p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8965" office:value-type="float"/>
          <table:table-cell/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Rendre les liens de téléchargement des modèles de formalité accessibles sans authentification.</text:p>
          </table:table-cell>
          <table:table-cell office:value-type="string">
            <text:p>liens</text:p>
          </table:table-cell>
          <table:table-cell/>
          <table:table-cell/>
          <table:table-cell/>
          <table:table-cell/>
        </table:table-row>
        <table:table-row>
          <table:table-cell/>
          <table:table-cell office:value="3.0" office:value-type="float"/>
          <table:table-cell office:value="2.0" office:value-type="float"/>
          <table:table-cell office:value="48967" office:value-type="float"/>
          <table:table-cell office:value-type="string">
            <text:p>DECLAR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Les locode obsolètes sont remontés dans l'autocomplétion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5.0" office:value-type="float"/>
          <table:table-cell office:value="2.0" office:value-type="float"/>
          <table:table-cell office:value="47670" office:value-type="float"/>
          <table:table-cell office:value-type="string">
            <text:p>DECLAR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Ergonomie écran accès import ISP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5.0" office:value-type="float"/>
          <table:table-cell office:value="2.0" office:value-type="float"/>
          <table:table-cell office:value="46974" office:value-type="float"/>
          <table:table-cell office:value-type="string">
            <text:p>REGLEM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[T2k] Dans la liste des messages envoyés, l'action réémettre doit toujours être disponible pour les administrateur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5.0" office:value-type="float"/>
          <table:table-cell office:value="2.0" office:value-type="float"/>
          <table:table-cell office:value="44927" office:value-type="float"/>
          <table:table-cell office:value-type="string">
            <text:p>REGLEM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Evol T2K &gt; pouvoir annuler une FAL WAST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5.0" office:value-type="float"/>
          <table:table-cell office:value="2.0" office:value-type="float"/>
          <table:table-cell office:value="44640" office:value-type="float"/>
          <table:table-cell office:value-type="string">
            <text:p>REGLEM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[T2k] FIXME : Permettre l'annulation d'une FAL ISP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8.0" office:value-type="float"/>
          <table:table-cell office:value="2.0" office:value-type="float"/>
          <table:table-cell office:value="51194" office:value-type="float"/>
          <table:table-cell office:value-type="string">
            <text:p>EVOLUTI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EVOL gene : CONTACTS améliorer l'utilisation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8.0" office:value-type="float"/>
          <table:table-cell office:value="2.0" office:value-type="float"/>
          <table:table-cell office:value="47061" office:value-type="float"/>
          <table:table-cell office:value-type="string">
            <text:p>DIVERS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[MD] permettre la mise à jour des listes de codes ONU et sous classe dans le menu administration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13.0" office:value-type="float"/>
          <table:table-cell office:value="2.0" office:value-type="float"/>
          <table:table-cell office:value="51192" office:value-type="float"/>
          <table:table-cell office:value-type="string">
            <text:p>EVOLCONCEP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EVOL Conceptuelle &gt; Occupation des quais &gt; Même représentation graphique entre Ferry et cargo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office:value="2.0" office:value-type="float"/>
          <table:table-cell office:value="51197" office:value-type="float"/>
          <table:table-cell office:value-type="string">
            <text:p>EVOLCONCEP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EVOLCONCEP : MOUVEMENTS revoir ergonomie et faciliter accès comme demandes</text:p>
          </table:table-cell>
          <table:table-cell office:value-type="string">
            <text:p>mouvements</text:p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 office:value="2.0" office:value-type="float"/>
          <table:table-cell office:value="36303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Erreur technique si avis Capitainerie donné avant la saisie des postes et moyen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office:value="2.0" office:value-type="float"/>
          <table:table-cell office:value="51202" office:value-type="float"/>
          <table:table-cell office:value-type="string">
            <text:p>EVOVUTI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EVOL gene : Gestion POP ferry améliorations d'utilisation</text:p>
          </table:table-cell>
          <table:table-cell office:value-type="string">
            <text:p>Améliorations du POP</text:p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 office:value="2.0" office:value-type="float"/>
          <table:table-cell office:value="45000" office:value-type="float"/>
          <table:table-cell office:value-type="string">
            <text:p>EVOVUTI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POP Ferry &gt; enregistrer AJOUTER un contrôle d’alerte si la date de sortie n’a pas été saisies</text:p>
          </table:table-cell>
          <table:table-cell office:value-type="string">
            <text:p>Améliorations du POP</text:p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 office:value="2.0" office:value-type="float"/>
          <table:table-cell office:value="25544" office:value-type="float"/>
          <table:table-cell office:value-type="string">
            <text:p>EVOVUTI</text:p>
          </table:table-cell>
          <table:table-cell office:value-type="string">
            <text:p>commentaire</text:p>
          </table:table-cell>
          <table:table-cell office:value-type="string">
            <text:p>2020</text:p>
          </table:table-cell>
          <table:table-cell office:value-type="string">
            <text:p>Evol &gt; Ferry POP &gt; ajouter champ MD dans créer annonce</text:p>
          </table:table-cell>
          <table:table-cell office:value-type="string">
            <text:p>Améliorations du POP</text:p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 office:value="2.0" office:value-type="float"/>
          <table:table-cell office:value="44091" office:value-type="float"/>
          <table:table-cell office:value-type="string">
            <text:p>EVOVUTI</text:p>
          </table:table-cell>
          <table:table-cell office:value-type="string">
            <text:p>chiffré</text:p>
          </table:table-cell>
          <table:table-cell office:value-type="string">
            <text:p>2020</text:p>
          </table:table-cell>
          <table:table-cell office:value-type="string">
            <text:p>[POP] erreur technique si date de référence vide.</text:p>
          </table:table-cell>
          <table:table-cell office:value-type="string">
            <text:p>Améliorations du POP</text:p>
          </table:table-cell>
          <table:table-cell/>
          <table:table-cell/>
          <table:table-cell/>
          <table:table-cell/>
        </table:table-row>
        <table:table-row>
          <table:table-cell/>
          <table:table-cell office:value="1.0" office:value-type="float"/>
          <table:table-cell office:value="1.0" office:value-type="float"/>
          <table:table-cell office:value="50982" office:value-type="float"/>
          <table:table-cell office:value-type="string">
            <text:p>DIVERS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PRODUCTION &gt; Import fichier de plus de 50 caractères = erreur exception techniqu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1.0" office:value-type="float"/>
          <table:table-cell office:value="1.0" office:value-type="float"/>
          <table:table-cell office:value="50878" office:value-type="float"/>
          <table:table-cell office:value-type="string">
            <text:p>DIVERS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Dossier escale &gt; PJ &gt; Nature PJ &gt; retirer le choix “incident” redondant avec la rubrique incidents escal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1.0" office:value-type="float"/>
          <table:table-cell office:value="1.0" office:value-type="float"/>
          <table:table-cell office:value="50693" office:value-type="float"/>
          <table:table-cell office:value-type="string">
            <text:p>DECLAR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FAL5-6 &gt; Exporter en csv &gt; ordre dans le csv différent de l'ordre d'affichag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1.0" office:value-type="float"/>
          <table:table-cell office:value="1.0" office:value-type="float"/>
          <table:table-cell office:value="50088" office:value-type="float"/>
          <table:table-cell office:value-type="string">
            <text:p>DECLAR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ISPS ecran &gt; Modifier = la taille de l’écran est agrandie partie droite tronqué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1.0" office:value-type="float"/>
          <table:table-cell office:value="1.0" office:value-type="float"/>
          <table:table-cell office:value="47921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[T2k] le tirant d'eau n'est pas correctement contrôlé dans les formulaires et provoque des erreurs dans le message Departur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1.0" office:value-type="float"/>
          <table:table-cell office:value="1.0" office:value-type="float"/>
          <table:table-cell office:value="47185" office:value-type="float"/>
          <table:table-cell office:value-type="string">
            <text:p>DIVERS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[FAL7] mauvais contrôle de l'unité de mesure des quantité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1.0" office:value-type="float"/>
          <table:table-cell office:value="1.0" office:value-type="float"/>
          <table:table-cell office:value="46956" office:value-type="float"/>
          <table:table-cell office:value-type="string">
            <text:p>DECLAR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[date] contrôler que les dates saisies sont compatibles avec les messages T2k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1.0" office:value-type="float"/>
          <table:table-cell office:value="1.0" office:value-type="float"/>
          <table:table-cell office:value="46947" office:value-type="float"/>
          <table:table-cell office:value-type="string">
            <text:p>DIVERS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[admin] gestion des nomenclature: suppression d'un item de nomenclateur &gt; erreur techniqu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1.0" office:value-type="float"/>
          <table:table-cell office:value="1.0" office:value-type="float"/>
          <table:table-cell office:value="44638" office:value-type="float"/>
          <table:table-cell office:value-type="string">
            <text:p>REGLEM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Evol T2K &gt; FAL ISPS ajouter un contrôle lors enreg pour avoir saisie d’un numéro Inmarsat que une foi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2.0" office:value-type="float"/>
          <table:table-cell office:value="1.0" office:value-type="float"/>
          <table:table-cell office:value="42965" office:value-type="float"/>
          <table:table-cell office:value-type="string">
            <text:p>DIVERS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Avis capitainerie &gt; Alerter si saisi d'un PAQ ou heure sans avoir donner d'avis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2.0" office:value-type="float"/>
          <table:table-cell office:value="1.0" office:value-type="float"/>
          <table:table-cell office:value="47676" office:value-type="float"/>
          <table:table-cell office:value-type="string">
            <text:p>DECLAR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ISPS ecran &gt; Valider/Refuser : pas d’info sur l’action effectuée (comme consolidée)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2.0" office:value-type="float"/>
          <table:table-cell office:value="1.0" office:value-type="float"/>
          <table:table-cell office:value="42959" office:value-type="float"/>
          <table:table-cell office:value-type="string">
            <text:p>DIVERS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Historique demande : ajout de l'info indiquant qui a créé la demande (DAPAQ ou DAPAQ Flah)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3.0" office:value-type="float"/>
          <table:table-cell office:value="1.0" office:value-type="float"/>
          <table:table-cell office:value="49654" office:value-type="float"/>
          <table:table-cell office:value-type="string">
            <text:p>DIVERS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[navires attendu][navire à quai] erreur technique sur certaines recherches impliquant la pagination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3.0" office:value-type="float"/>
          <table:table-cell office:value="1.0" office:value-type="float"/>
          <table:table-cell office:value="25559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Evol &gt; Gestion des demandes : pouvoir transférer la demande à 1 à n consignataires successifs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office:value="1.0" office:value-type="float"/>
          <table:table-cell office:value="50978" office:value-type="float"/>
          <table:table-cell office:value-type="string">
            <text:p>DECLAR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Autres fonctions &gt; Rechercher matière dangereuse &gt; les codes et début de chaine ne ressorte pas de la recherch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office:value="1.0" office:value-type="float"/>
          <table:table-cell office:value="47709" office:value-type="float"/>
          <table:table-cell office:value-type="string">
            <text:p>Anomalie</text:p>
          </table:table-cell>
          <table:table-cell office:value-type="string">
            <text:p>commentaire</text:p>
          </table:table-cell>
          <table:table-cell office:value-type="string">
            <text:p>2020</text:p>
          </table:table-cell>
          <table:table-cell office:value-type="string">
            <text:p>FAL ISPS et DMS &gt;Ajout ou Modif <text:s/>&gt; PAS le notification alerte de modif aux autres profils ayant acces (dans tab demande en jaun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office:value="0.0" office:value-type="float"/>
          <table:table-cell office:value="47594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[logs prod] erreur hibernate à qualifier..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office:value="0.0" office:value-type="float"/>
          <table:table-cell office:value="47593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[logs prod] SQL détection d'interblocag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4759" office:value-type="float"/>
          <table:table-cell/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Demande Cloner &gt; clonage Cargaison + FA5+MD+ISPS+Dechets &gt; seuls message NCAport+FAL1+FAL5 générés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X</text:p>
          </table:table-cell>
          <table:table-cell/>
          <table:table-cell/>
          <table:table-cell office:value="42876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[Liens] Administration&gt; supprimer la limite du nombre de lien locaux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EJA VU</text:p>
          </table:table-cell>
          <table:table-cell/>
          <table:table-cell/>
          <table:table-cell office:value="42396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Erreur technique lor de l'ajout d'un avis à une demand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2387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Possibilité d'ajouter zero matière dangereuse à une DAPAQ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1614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Dans l'écran FAL1 de sortie le champ "Qté à bord" n'est pas obligatoire pour certains types de navires =&gt; REGLE DOUTEUSE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co à préciser</text:p>
          </table:table-cell>
          <table:table-cell/>
          <table:table-cell/>
          <table:table-cell office:value="47558" office:value-type="float"/>
          <table:table-cell office:value-type="string">
            <text:p>Evolution</text:p>
          </table:table-cell>
          <table:table-cell office:value-type="string">
            <text:p>commentaire</text:p>
          </table:table-cell>
          <table:table-cell office:value-type="string">
            <text:p>2020</text:p>
          </table:table-cell>
          <table:table-cell office:value-type="string">
            <text:p>faire apparaître l'état des formalités dans le tableau de bord des demandes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5282" office:value-type="float"/>
          <table:table-cell office:value-type="string">
            <text:p>Anomalie</text:p>
          </table:table-cell>
          <table:table-cell office:value-type="string">
            <text:p>commentaire</text:p>
          </table:table-cell>
          <table:table-cell office:value-type="string">
            <text:p>2020</text:p>
          </table:table-cell>
          <table:table-cell office:value-type="string">
            <text:p>STATS &gt; Fiche march MULTI FRET&gt;Poids marchandises Pas d’arrondi sur les chiffres après la virgule EX : 172.41379310344828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5277" office:value-type="float"/>
          <table:table-cell office:value-type="string">
            <text:p>Anomalie</text:p>
          </table:table-cell>
          <table:table-cell office:value-type="string">
            <text:p>commentaire</text:p>
          </table:table-cell>
          <table:table-cell office:value-type="string">
            <text:p>2020</text:p>
          </table:table-cell>
          <table:table-cell office:value-type="string">
            <text:p>STATS &gt; Fiche marchandises&gt;Fret59a + cargaison choix Marchandise conteneurisée&gt; Modifier ficher = perte des infos conten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3094" office:value-type="float"/>
          <table:table-cell office:value-type="string">
            <text:p>Evolution</text:p>
          </table:table-cell>
          <table:table-cell office:value-type="string">
            <text:p>à chiffrer</text:p>
          </table:table-cell>
          <table:table-cell office:value-type="string">
            <text:p>2020</text:p>
          </table:table-cell>
          <table:table-cell office:value-type="string">
            <text:p>Variabiliser l'entrée jndi de la ressource conteneur jdbc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4602" office:value-type="float"/>
          <table:table-cell office:value-type="string">
            <text:p>Anomalie</text:p>
          </table:table-cell>
          <table:table-cell office:value-type="string">
            <text:p>chiffré</text:p>
          </table:table-cell>
          <table:table-cell office:value-type="string">
            <text:p>2020</text:p>
          </table:table-cell>
          <table:table-cell office:value-type="string">
            <text:p>[FAL7] impossible de saisir le nombre de colis avec FireFox 60.2.2esr (64 bits)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4230" office:value-type="float"/>
          <table:table-cell office:value-type="string">
            <text:p>Anomalie</text:p>
          </table:table-cell>
          <table:table-cell office:value-type="string">
            <text:p>chiffré</text:p>
          </table:table-cell>
          <table:table-cell office:value-type="string">
            <text:p>2020</text:p>
          </table:table-cell>
          <table:table-cell office:value-type="string">
            <text:p>[MVT] la consultation d'un mouvement avec passage d'écluse provoque des messages dans le log d'erreur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1604" office:value-type="float"/>
          <table:table-cell office:value-type="string">
            <text:p>Anomalie</text:p>
          </table:table-cell>
          <table:table-cell office:value-type="string">
            <text:p>chiffré</text:p>
          </table:table-cell>
          <table:table-cell office:value-type="string">
            <text:p>2020</text:p>
          </table:table-cell>
          <table:table-cell office:value-type="string">
            <text:p>Retour message T2K staut en échec suite coupure T2K délais émission trop court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0748" office:value-type="float"/>
          <table:table-cell office:value-type="string">
            <text:p>Anomalie</text:p>
          </table:table-cell>
          <table:table-cell office:value-type="string">
            <text:p>chiffré</text:p>
          </table:table-cell>
          <table:table-cell office:value-type="string">
            <text:p>2020</text:p>
          </table:table-cell>
          <table:table-cell office:value-type="string">
            <text:p>Dossier escale: Les formalités des demandes de sorties annulées apparaissent toujours dans la liste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36313" office:value-type="float"/>
          <table:table-cell office:value-type="string">
            <text:p>Evolution</text:p>
          </table:table-cell>
          <table:table-cell office:value-type="string">
            <text:p>chiffré</text:p>
          </table:table-cell>
          <table:table-cell office:value-type="string">
            <text:p>2020</text:p>
          </table:table-cell>
          <table:table-cell office:value-type="string">
            <text:p>Ajouter la configuration d'accès au PJ à la page de gestioen des profils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office:value-type="string">
            <text:p>A voir MOA</text:p>
          </table:table-cell>
          <table:table-cell office:value="39873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STATS &gt; demande Soes de faire cumul port en lourd et jauge brute pour l’ensemble des escales F1’ et F2’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078" office:value-type="float"/>
          <table:table-cell/>
          <table:table-cell office:value-type="string">
            <text:p>nouveau</text:p>
          </table:table-cell>
          <table:table-cell office:value-type="string">
            <text:p>2020</text:p>
          </table:table-cell>
          <table:table-cell office:value-type="string">
            <text:p>[ferry] la création d'un mouvement de sortie à partir d'un mouvement d'entrée pose plein de problèmes d'utilisation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5.0" office:value-type="float"/>
          <table:table-cell office:value="3.0" office:value-type="float"/>
          <table:table-cell office:value="48744" office:value-type="float"/>
          <table:table-cell office:value-type="string">
            <text:p>EVOLCONCEP</text:p>
          </table:table-cell>
          <table:table-cell office:value-type="string">
            <text:p>nouveau</text:p>
          </table:table-cell>
          <table:table-cell office:value-type="string">
            <text:p>2021</text:p>
          </table:table-cell>
          <table:table-cell office:value-type="string">
            <text:p>recherche de navire: permettre une recherche sur l'ensemble des référentiels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5153" office:value-type="float"/>
          <table:table-cell/>
          <table:table-cell office:value-type="string">
            <text:p>nouveau</text:p>
          </table:table-cell>
          <table:table-cell office:value-type="string">
            <text:p>2021</text:p>
          </table:table-cell>
          <table:table-cell office:value-type="string">
            <text:p>[Poste et moyen] Ajouter une alerte lorsqu'on signale un niveau ISPS suppérieur à celui du quai demandé.</text:p>
          </table:table-cell>
          <table:table-cell office:value-type="string">
            <text:p>ISPS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ATTENDRE</text:p>
          </table:table-cell>
          <table:table-cell/>
          <table:table-cell office:value="2.0" office:value-type="float"/>
          <table:table-cell office:value="48745" office:value-type="float"/>
          <table:table-cell office:value-type="string">
            <text:p>EVOLCONCEP</text:p>
          </table:table-cell>
          <table:table-cell office:value-type="string">
            <text:p>nouveau</text:p>
          </table:table-cell>
          <table:table-cell office:value-type="string">
            <text:p>2021</text:p>
          </table:table-cell>
          <table:table-cell office:value-type="string">
            <text:p>[T2k] certains navire non OMI doivent transmettre des messages à T2k [FIXME]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1.0" office:value-type="float"/>
          <table:table-cell office:value="1.0" office:value-type="float"/>
          <table:table-cell office:value="48746" office:value-type="float"/>
          <table:table-cell office:value-type="string">
            <text:p>DIVERS</text:p>
          </table:table-cell>
          <table:table-cell office:value-type="string">
            <text:p>nouveau</text:p>
          </table:table-cell>
          <table:table-cell office:value-type="string">
            <text:p>2021</text:p>
          </table:table-cell>
          <table:table-cell office:value-type="string">
            <text:p>le numéro d'immatriculation du navire n'apparait pas dans la description du navire du tableau de bord de la demand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2.0" office:value-type="float"/>
          <table:table-cell office:value="1.0" office:value-type="float"/>
          <table:table-cell office:value="47524" office:value-type="float"/>
          <table:table-cell office:value-type="string">
            <text:p>DIVERS</text:p>
          </table:table-cell>
          <table:table-cell office:value-type="string">
            <text:p>nouveau</text:p>
          </table:table-cell>
          <table:table-cell office:value-type="string">
            <text:p>2021</text:p>
          </table:table-cell>
          <table:table-cell office:value-type="string">
            <text:p>[admin] gestion indispo des PAQ : alertes inutiles et perturbantes pour des indispo dans le passé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5.0" office:value-type="float"/>
          <table:table-cell office:value="1.0" office:value-type="float"/>
          <table:table-cell office:value="45867" office:value-type="float"/>
          <table:table-cell office:value-type="string">
            <text:p>DIVERS</text:p>
          </table:table-cell>
          <table:table-cell office:value-type="string">
            <text:p>nouveau</text:p>
          </table:table-cell>
          <table:table-cell office:value-type="string">
            <text:p>2021</text:p>
          </table:table-cell>
          <table:table-cell office:value-type="string">
            <text:p>[stat] le formulaire de modification d'un chargement ne présente pas les valeurs initiales du chargement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A FAIRE</text:p>
          </table:table-cell>
          <table:table-cell/>
          <table:table-cell office:value="40517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>A FAIRE (hors klee)</text:p>
          </table:table-cell>
          <table:table-cell office:value-type="string">
            <text:p>Contacts &gt; base test 2 sociétés AP créées : impossible de supprimer AP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A FAIRE</text:p>
          </table:table-cell>
          <table:table-cell/>
          <table:table-cell office:value="35722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>A FAIRE (hors klee)</text:p>
          </table:table-cell>
          <table:table-cell office:value-type="string">
            <text:p>PB locode en ZZ88P ou ZZ88Q ou FR88Q non reconnus par Trafic 2000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 faire</text:p>
          </table:table-cell>
          <table:table-cell/>
          <table:table-cell/>
          <table:table-cell office:value="45344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>A FAIRE (hors klee)</text:p>
          </table:table-cell>
          <table:table-cell office:value-type="string">
            <text:p>Evol : « nettoyer » les vieilles escales passées au travers de l’anonymisation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 faire</text:p>
          </table:table-cell>
          <table:table-cell/>
          <table:table-cell/>
          <table:table-cell office:value="44712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>A FAIRE (hors klee)</text:p>
          </table:table-cell>
          <table:table-cell office:value-type="string">
            <text:p>[Perf] requêtes Oracle trop "gourmandes" sur le journal des message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2366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>A FAIRE (hors klee)</text:p>
          </table:table-cell>
          <table:table-cell office:value-type="string">
            <text:p>[référentiel] référentiel des locodes obsolèt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4373" office:value-type="float"/>
          <table:table-cell office:value-type="string">
            <text:p>Anomalie</text:p>
          </table:table-cell>
          <table:table-cell office:value-type="string">
            <text:p>commentaire</text:p>
          </table:table-cell>
          <table:table-cell office:value-type="string">
            <text:p>A FAIRE (hors klee)</text:p>
          </table:table-cell>
          <table:table-cell office:value-type="string">
            <text:p>[Perf] utilisation mémoire et CPU anormale en production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2475" office:value-type="float"/>
          <table:table-cell office:value-type="string">
            <text:p>Anomalie</text:p>
          </table:table-cell>
          <table:table-cell office:value-type="string">
            <text:p>à traiter</text:p>
          </table:table-cell>
          <table:table-cell office:value-type="string">
            <text:p>A FAIRE (hors klee)</text:p>
          </table:table-cell>
          <table:table-cell office:value-type="string">
            <text:p>problème d'encodage des nouvelles chaînes sur différentes page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2.0" office:value-type="float"/>
          <table:table-cell office:value="3.0" office:value-type="float"/>
          <table:table-cell office:value="46828" office:value-type="float"/>
          <table:table-cell office:value-type="string">
            <text:p>DIVERS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Ferry &gt; POP vpm mvt avec MD &gt; Compléter mvt MD=oui passage à NON &gt; l’icone MD + la FAL MD ne sont pas retiré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9555" office:value-type="float"/>
          <table:table-cell office:value-type="string">
            <text:p>DECLAR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EVOL : prévision ENTREE maj des dates : alerte et renvoi pour report également sur la SORTIE si exist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1.0" office:value-type="float"/>
          <table:table-cell office:value="2.0" office:value-type="float"/>
          <table:table-cell office:value="39081" office:value-type="float"/>
          <table:table-cell office:value-type="string">
            <text:p>EVOLUTI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Demande de Sortie &gt; Avis Capitainerie « VPM » &gt; ’écran avis&gt;rubrique « déchets »&gt; conserver ou pas champ Envoi message déchet dé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2.0" office:value-type="float"/>
          <table:table-cell office:value="2.0" office:value-type="float"/>
          <table:table-cell office:value="50047" office:value-type="float"/>
          <table:table-cell office:value-type="string">
            <text:p>EVOLCONCEP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Paramétrer liens administrateur &gt; nombre de liens limité à 5 ce qui est trop faible + une erreur techniqu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2.0" office:value-type="float"/>
          <table:table-cell office:value="2.0" office:value-type="float"/>
          <table:table-cell office:value="49126" office:value-type="float"/>
          <table:table-cell office:value-type="string">
            <text:p>DECLAR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Profil AP AUTORITE PORTUAIRE&gt; Demande Tab formalités : ISPS a disparu de la liste OR devrait apparaitre avec mess PAS DROIT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3.0" office:value-type="float"/>
          <table:table-cell office:value="2.0" office:value-type="float"/>
          <table:table-cell office:value="43394" office:value-type="float"/>
          <table:table-cell office:value-type="string">
            <text:p>DIVERS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Avis D/H affectée &gt; un message d’alerte PAQ indispo affiché alors que hors chevauchement</text:p>
          </table:table-cell>
          <table:table-cell office:value-type="string">
            <text:p>indispo PAQ</text:p>
          </table:table-cell>
          <table:table-cell/>
          <table:table-cell/>
          <table:table-cell/>
          <table:table-cell/>
        </table:table-row>
        <table:table-row>
          <table:table-cell/>
          <table:table-cell office:value="5.0" office:value-type="float"/>
          <table:table-cell office:value="2.0" office:value-type="float"/>
          <table:table-cell office:value="40605" office:value-type="float"/>
          <table:table-cell office:value-type="string">
            <text:p>DECLAR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Demande &gt; Tableau de bord &gt; source &gt; Mettre Importé si’il y a eu un import au lieu de saisi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36081" office:value-type="float"/>
          <table:table-cell/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trier le tableau des contacts par ordre alphabétique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5539" office:value-type="float"/>
          <table:table-cell/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Evol&gt; Tableau contacts ajouter colonne Activité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5479" office:value-type="float"/>
          <table:table-cell/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Evol &gt; Contact email 50 caractères max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6880" office:value-type="float"/>
          <table:table-cell/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EVOL : Menu contacts &gt; ajouter critères recherche <text:s/>et pouvoir exporter/ importer des contacts (entre ports)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8.0" office:value-type="float"/>
          <table:table-cell office:value="2.0" office:value-type="float"/>
          <table:table-cell office:value="40877" office:value-type="float"/>
          <table:table-cell office:value-type="string">
            <text:p>DIVERS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Tab mouvements &gt; Annuler mouvement de sortie ferry &gt; On ne peut plus créer de nouveaux mouvements <text:s/>D ou S à partir du mouvement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XXX</text:p>
          </table:table-cell>
          <table:table-cell office:value="8.0" office:value-type="float"/>
          <table:table-cell office:value="2.0" office:value-type="float"/>
          <table:table-cell office:value="39105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EVOL : Menu Occupation des quais : permettre d’accéder directement aux dossiers (demandes, mouvements, escales) / Améliorer l’er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30316" office:value-type="float"/>
          <table:table-cell/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Mouvement &gt; inverser ordre saisie date entrée port et date pilotage</text:p>
          </table:table-cell>
          <table:table-cell office:value-type="string">
            <text:p>mouvements</text:p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18371" office:value-type="float"/>
          <table:table-cell/>
          <table:table-cell office:value-type="string">
            <text:p>accepté</text:p>
          </table:table-cell>
          <table:table-cell office:value-type="string">
            <text:p/>
          </table:table-cell>
          <table:table-cell office:value-type="string">
            <text:p>Dans mouvement, le consignataire n'a pas accès à la liste des passagers et de l'équipage.</text:p>
          </table:table-cell>
          <table:table-cell office:value-type="string">
            <text:p>mouvements</text:p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 office:value="2.0" office:value-type="float"/>
          <table:table-cell office:value="25545" office:value-type="float"/>
          <table:table-cell office:value-type="string">
            <text:p>EVOVUTI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Evol &gt; Ferry POP pouvoir afficher version souhaitée (gestion des versions POP)</text:p>
          </table:table-cell>
          <table:table-cell office:value-type="string">
            <text:p>Améliorations du POP</text:p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 office:value="2.0" office:value-type="float"/>
          <table:table-cell office:value="39780" office:value-type="float"/>
          <table:table-cell office:value-type="string">
            <text:p>EVOVUTI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Ferry &gt; POP &gt; importer annonces &gt; si date sortie=date entrée alors PAS de message d’erreur et génère erreur affichage POP graphi</text:p>
          </table:table-cell>
          <table:table-cell office:value-type="string">
            <text:p>Améliorations du POP</text:p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 office:value="2.0" office:value-type="float"/>
          <table:table-cell office:value="25492" office:value-type="float"/>
          <table:table-cell office:value-type="string">
            <text:p>EVOVUTI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Evol &gt;Ferry POP visiblité mouvements associés</text:p>
          </table:table-cell>
          <table:table-cell office:value-type="string">
            <text:p>Améliorations du POP</text:p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 office:value="2.0" office:value-type="float"/>
          <table:table-cell office:value="23571" office:value-type="float"/>
          <table:table-cell office:value-type="string">
            <text:p>EVOVUTI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Accéder en lecture au POP à partir de l'écran mouvement rapide</text:p>
          </table:table-cell>
          <table:table-cell office:value-type="string">
            <text:p>Améliorations du POP</text:p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 office:value="2.0" office:value-type="float"/>
          <table:table-cell office:value="22246" office:value-type="float"/>
          <table:table-cell office:value-type="string">
            <text:p>EVOVUTI</text:p>
          </table:table-cell>
          <table:table-cell office:value-type="string">
            <text:p>accepté</text:p>
          </table:table-cell>
          <table:table-cell office:value-type="string">
            <text:p/>
          </table:table-cell>
          <table:table-cell office:value-type="string">
            <text:p>Ferry &gt; maj dans Ecran vigie font des maj dans le POP prévisions : contraire aux règles (cf DAF)</text:p>
          </table:table-cell>
          <table:table-cell office:value-type="string">
            <text:p>Améliorations du POP</text:p>
          </table:table-cell>
          <table:table-cell/>
          <table:table-cell/>
          <table:table-cell/>
          <table:table-cell/>
        </table:table-row>
        <table:table-row>
          <table:table-cell/>
          <table:table-cell office:value="1.0" office:value-type="float"/>
          <table:table-cell office:value="1.0" office:value-type="float"/>
          <table:table-cell office:value="50863" office:value-type="float"/>
          <table:table-cell office:value-type="string">
            <text:p>DIVERS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Evol &gt; Transfert demande autre consignataire &gt; si condfidentielle mettre mess alerte au moment du trf et pas lors MAJ consignata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1.0" office:value-type="float"/>
          <table:table-cell office:value="1.0" office:value-type="float"/>
          <table:table-cell office:value="46389" office:value-type="float"/>
          <table:table-cell office:value-type="string">
            <text:p>DIVERS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EVOL Demande &gt; Transfert consignataire suivant : ajouter un contrôle à l’enregistrement O/N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1.0" office:value-type="float"/>
          <table:table-cell office:value="1.0" office:value-type="float"/>
          <table:table-cell office:value="34639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Tableaude bord &gt; la case "terminé" d'une formalité ne doit pas être cochable si le formulaire correspondant n'est pas rempli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2.0" office:value-type="float"/>
          <table:table-cell office:value="1.0" office:value-type="float"/>
          <table:table-cell office:value="39064" office:value-type="float"/>
          <table:table-cell office:value-type="string">
            <text:p>EVOLUTI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Tableaux des escales : ajouter critères recherche « non consolidée »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 office:value="8.0" office:value-type="float"/>
          <table:table-cell office:value="1.0" office:value-type="float"/>
          <table:table-cell office:value="44674" office:value-type="float"/>
          <table:table-cell office:value-type="string">
            <text:p>DIVERS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Anonymisation des données : supprimer uniquement le contenu des messages envoyés T2K mais pas la liste des message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office:value="0.0" office:value-type="float"/>
          <table:table-cell office:value="50742" office:value-type="float"/>
          <table:table-cell office:value-type="string">
            <text:p>Ques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ISPS &gt; Pré-remplir : faut-il dupliquer également les activités de navire à navire ?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office:value="0.0" office:value-type="float"/>
          <table:table-cell office:value="49912" office:value-type="float"/>
          <table:table-cell office:value-type="string">
            <text:p>Ques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compatibilité des fichiers FAL5/6 Escaleport avec les modèles OMI FAL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 voir cadre evol coneptuelle</text:p>
          </table:table-cell>
          <table:table-cell/>
          <table:table-cell office:value="0.0" office:value-type="float"/>
          <table:table-cell office:value="45854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EVOL : mess alerte à prévoir au moins à la confirmation demande pour les FAL clonées et non envoyées T2K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office:value="0.0" office:value-type="float"/>
          <table:table-cell office:value="25537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Evol&gt; Pouvoir rectifier erreur sur mouvement réalisé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 FAIRE</text:p>
          </table:table-cell>
          <table:table-cell/>
          <table:table-cell/>
          <table:table-cell office:value="49258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NCA_PORT Rochefort DE2019000211 non conforme / Port <text:s/>FI-Mantyluoto/Pori non connu de Trafic2000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 Revoir</text:p>
          </table:table-cell>
          <table:table-cell/>
          <table:table-cell/>
          <table:table-cell office:value="48771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EVOL PROFIL SURETE :Pouvoir rendre effectif le profil sûreté + définir liste des fonctions accessibles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 FAIRE nous</text:p>
          </table:table-cell>
          <table:table-cell/>
          <table:table-cell/>
          <table:table-cell office:value="47669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Ajouter contraintes dans le fichier modèle excel ISPS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 voir nvi</text:p>
          </table:table-cell>
          <table:table-cell/>
          <table:table-cell/>
          <table:table-cell office:value="43196" office:value-type="float"/>
          <table:table-cell office:value-type="string">
            <text:p>Documenta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[DAF] RGG-GENDEM001 non prise en compte dans l'appli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 voir Nvi</text:p>
          </table:table-cell>
          <table:table-cell/>
          <table:table-cell/>
          <table:table-cell office:value="43195" office:value-type="float"/>
          <table:table-cell office:value-type="string">
            <text:p>Documenta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[DAF] Règle RGG-DQF003 non respectée dans l'appli =&gt; voir ce qu'il faut fair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2898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[SEM] le serveur FTP du SEM ne connait pas l'instruction REIN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2868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[TIMAD] les dates transmises dans DONNEES_ESCALES sont en UTC (super ou pas?)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2796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Dossier Escale &gt; “Stats marchandises-Fiches saisies”=0 alors que 1 fiche a été saisi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2789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Stats &gt; Créer fiche Multi Marchandises &gt; Saisie faiche &gt; Enregistrer et continuer &gt; Saisie nature 2nde fiche = erreur exception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2783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Stats &gt; fiche Multi marchandises &gt; enregistrer et cloner = erreur exception techniqu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2717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Dossier escale &gt; Ajout PJ incident escale = message erreur type pj incident / V4-2-2 report incident autres escale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2629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Intégrer les mises à jour des LOCODE via le service de l'EMSA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2469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Owasp CSRFGuard obsolète et pas satisfaisant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2393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Gérer POP &gt; tableau POP &gt; Action supprimer annonce &gt; Aucun message d’alerte avant suppression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2389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[TESTS] Saisie de deux matières dangereuses avec le mê numéro "ONU" =&gt; mettre à jour le cas de test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2341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[TdB] Saisir le consignataire courant comme "Consignataire suivant" provoque plein de problème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1711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Mouvement Entrée <text:s/>mvt ME réalisé <text:s/>&gt; occup quai : la ligne bleue est bornée à date prévue au lieu de inconnu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1605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Anonymisation Capitaines saisis de la FAL1 mais pas Capitaines Ferries issus de la liste : Précisios dans le DAF à faire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 VOIR NVI</text:p>
          </table:table-cell>
          <table:table-cell/>
          <table:table-cell/>
          <table:table-cell office:value="41224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[HEBERGEMENT] Une fuite de mémoire oblige le centre serveur à redémarrer l'application régulièrement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0727" office:value-type="float"/>
          <table:table-cell office:value-type="string">
            <text:p>Ques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Question : Quand transmettre exactement les FAL5-6 à Trafic2000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0391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site OMI FAL qui indique que les FAL ont changées au 01/01/2018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39831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Tableau des mouvements &gt; trou dans la numérotation si mouvements annulés auto par annulation des demande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39818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Stats &gt; A Rejouer n'apparait dans le tableau des fichiers stats pas suite à une modification de l'escale stat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39100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EVOL : pouvoir créer une <text:s/>DAPAQ avec un navire TBN pas encore connu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38344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FAL MD &gt; champ « classification DPG » est ce le bon libellé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37516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Mettre à jour le document du modèle de données en ajoutant les tables GU_*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éjà vu</text:p>
          </table:table-cell>
          <table:table-cell/>
          <table:table-cell/>
          <table:table-cell office:value="36295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Problèmes de configuration des extensions de fichiers autorisées pour les types de PJ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36082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Pouvoir sélectionner les destinataires des infos accueil administrateur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35505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Le nom des pièces jointes est très peu contraint et les fichiers sont stocké tels quels sur le disque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35076" office:value-type="float"/>
          <table:table-cell office:value-type="string">
            <text:p>Anomalie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Tests détaillés FAL5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34781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Statistiques: comment modifier l'état (définitif ou provisoire) d'un fichier généré?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 RETESTER</text:p>
          </table:table-cell>
          <table:table-cell/>
          <table:table-cell/>
          <table:table-cell office:value="28216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FAL1 &gt; consignataire et capitainerie n'accèdent plus aux PJ diver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7474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FAL1 &gt; Nouveau champ commentaire Capitainerie &gt; devrait déclencher l’ajout d’une ligne dans les notifications d’alerte du tablea</text:p>
          </table:table-cell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 redecrire</text:p>
          </table:table-cell>
          <table:table-cell/>
          <table:table-cell/>
          <table:table-cell office:value="25547" office:value-type="float"/>
          <table:table-cell office:value-type="string">
            <text:p>EVOLUTI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Préalimenter le module stat avec les informations de l'escale (ex: FAL2)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5546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Admin profils : certaines case à cocher ne servent à rien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5543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Tableau mouvements : ajouter un bouton jour 'J'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5494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Ajouter certaines infos (spécifiques ferry) à l'historiqu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5489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Evol &gt; accès Smartphones et tablette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5473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Définir le format des fichiers d'import des formalités GUP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6879" office:value-type="float"/>
          <table:table-cell office:value-type="string">
            <text:p>EVOLUTI</text:p>
          </table:table-cell>
          <table:table-cell office:value-type="string">
            <text:p>commentaire</text:p>
          </table:table-cell>
          <table:table-cell office:value-type="string">
            <text:p/>
          </table:table-cell>
          <table:table-cell office:value-type="string">
            <text:p>EVOL : savoir si le navire provient d’un port Hors Shengen (procédures d’entrée différentes)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2407" office:value-type="float"/>
          <table:table-cell office:value-type="string">
            <text:p>Anomalie</text:p>
          </table:table-cell>
          <table:table-cell office:value-type="string">
            <text:p>commentaire</text:p>
          </table:table-cell>
          <table:table-cell office:value-type="string">
            <text:p/>
          </table:table-cell>
          <table:table-cell office:value-type="string">
            <text:p>Cloner DAPAQ &gt; Cloner toutes les FAL "coché"&gt; les FAL inexistantes d'origine sont crééés à vide dans la FAL cloné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1353" office:value-type="float"/>
          <table:table-cell office:value-type="string">
            <text:p>Anomalie</text:p>
          </table:table-cell>
          <table:table-cell office:value-type="string">
            <text:p>commentaire</text:p>
          </table:table-cell>
          <table:table-cell office:value-type="string">
            <text:p/>
          </table:table-cell>
          <table:table-cell office:value-type="string">
            <text:p>Admin Tech Central &gt; Param port CH &gt; Ajout d’1 PAQ ferry&gt; Enreg = erreur techniqu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37487" office:value-type="float"/>
          <table:table-cell office:value-type="string">
            <text:p>Anomalie</text:p>
          </table:table-cell>
          <table:table-cell office:value-type="string">
            <text:p>commentaire</text:p>
          </table:table-cell>
          <table:table-cell office:value-type="string">
            <text:p/>
          </table:table-cell>
          <table:table-cell office:value-type="string">
            <text:p>[MD] anno et évol liées à une meilleurs compréhension du formulaire MD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6563" office:value-type="float"/>
          <table:table-cell office:value-type="string">
            <text:p>Anomalie</text:p>
          </table:table-cell>
          <table:table-cell office:value-type="string">
            <text:p>commentaire</text:p>
          </table:table-cell>
          <table:table-cell office:value-type="string">
            <text:p/>
          </table:table-cell>
          <table:table-cell office:value-type="string">
            <text:p>Tableau des mouvements &gt; affiche mauvais PAQ si annulation mvt ferrie par Ecran vigi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5549" office:value-type="float"/>
          <table:table-cell office:value-type="string">
            <text:p>Evolution</text:p>
          </table:table-cell>
          <table:table-cell office:value-type="string">
            <text:p>commentaire</text:p>
          </table:table-cell>
          <table:table-cell office:value-type="string">
            <text:p/>
          </table:table-cell>
          <table:table-cell office:value-type="string">
            <text:p>Calais: la société JP demande interfaçage de leur SI voyageurs avec Escaleport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3910" office:value-type="float"/>
          <table:table-cell office:value-type="string">
            <text:p>Evolution</text:p>
          </table:table-cell>
          <table:table-cell office:value-type="string">
            <text:p>commentaire</text:p>
          </table:table-cell>
          <table:table-cell office:value-type="string">
            <text:p/>
          </table:table-cell>
          <table:table-cell office:value-type="string">
            <text:p>Correspondant Stats &gt; Créer fic stats &gt; pouvoir supprimer un fichier créée par inadvertanc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3906" office:value-type="float"/>
          <table:table-cell office:value-type="string">
            <text:p>Anomalie</text:p>
          </table:table-cell>
          <table:table-cell office:value-type="string">
            <text:p>commentaire</text:p>
          </table:table-cell>
          <table:table-cell office:value-type="string">
            <text:p/>
          </table:table-cell>
          <table:table-cell office:value-type="string">
            <text:p>Exports par profil &gt; pas les résultats attendus par profil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3904" office:value-type="float"/>
          <table:table-cell office:value-type="string">
            <text:p>Evolution</text:p>
          </table:table-cell>
          <table:table-cell office:value-type="string">
            <text:p>commentaire</text:p>
          </table:table-cell>
          <table:table-cell office:value-type="string">
            <text:p/>
          </table:table-cell>
          <table:table-cell office:value-type="string">
            <text:p>Pouvoir gérer par module Ferry les navires OMI à lignes régulières autres que type transbordeur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3903" office:value-type="float"/>
          <table:table-cell office:value-type="string">
            <text:p>Anomalie</text:p>
          </table:table-cell>
          <table:table-cell office:value-type="string">
            <text:p>commentaire</text:p>
          </table:table-cell>
          <table:table-cell office:value-type="string">
            <text:p/>
          </table:table-cell>
          <table:table-cell office:value-type="string">
            <text:p>Exports &gt; Manque les champs personnalisés de la fiche navir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3902" office:value-type="float"/>
          <table:table-cell office:value-type="string">
            <text:p>Anomalie</text:p>
          </table:table-cell>
          <table:table-cell office:value-type="string">
            <text:p>commentaire</text:p>
          </table:table-cell>
          <table:table-cell office:value-type="string">
            <text:p/>
          </table:table-cell>
          <table:table-cell office:value-type="string">
            <text:p>Créer mouvement navire local &gt; saisie annulée &gt; mouvement quand même créé état MC en ne pouvant pas être annulé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3881" office:value-type="float"/>
          <table:table-cell office:value-type="string">
            <text:p>Anomalie</text:p>
          </table:table-cell>
          <table:table-cell office:value-type="string">
            <text:p>commentaire</text:p>
          </table:table-cell>
          <table:table-cell office:value-type="string">
            <text:p/>
          </table:table-cell>
          <table:table-cell office:value-type="string">
            <text:p>Créer fichiers stats &gt; ne plus proposer les choix Eura* dans la liste "type de fichier"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3849" office:value-type="float"/>
          <table:table-cell office:value-type="string">
            <text:p>Anomalie</text:p>
          </table:table-cell>
          <table:table-cell office:value-type="string">
            <text:p>commentaire</text:p>
          </table:table-cell>
          <table:table-cell office:value-type="string">
            <text:p/>
          </table:table-cell>
          <table:table-cell office:value-type="string">
            <text:p>Supprimer PAQ et des conséquence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3737" office:value-type="float"/>
          <table:table-cell office:value-type="string">
            <text:p>Anomalie</text:p>
          </table:table-cell>
          <table:table-cell office:value-type="string">
            <text:p>commentaire</text:p>
          </table:table-cell>
          <table:table-cell office:value-type="string">
            <text:p/>
          </table:table-cell>
          <table:table-cell office:value-type="string">
            <text:p>Marquer une DAPAQ confidentielle ne crée par d'alerte sur la demande dans le tableau de recherche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3204" office:value-type="float"/>
          <table:table-cell office:value-type="string">
            <text:p>Evolution</text:p>
          </table:table-cell>
          <table:table-cell office:value-type="string">
            <text:p>commentaire</text:p>
          </table:table-cell>
          <table:table-cell office:value-type="string">
            <text:p/>
          </table:table-cell>
          <table:table-cell office:value-type="string">
            <text:p>Messages: ils devraient être séquentiels mais il y a des trous dans la numérotation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2400" office:value-type="float"/>
          <table:table-cell office:value-type="string">
            <text:p>Anomalie</text:p>
          </table:table-cell>
          <table:table-cell office:value-type="string">
            <text:p>commentaire</text:p>
          </table:table-cell>
          <table:table-cell office:value-type="string">
            <text:p/>
          </table:table-cell>
          <table:table-cell office:value-type="string">
            <text:p>Profils Concessionnaire Exploitant + Consignataire <text:s/>= accès bloqué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2085" office:value-type="float"/>
          <table:table-cell office:value-type="string">
            <text:p>Anomalie</text:p>
          </table:table-cell>
          <table:table-cell office:value-type="string">
            <text:p>commentaire</text:p>
          </table:table-cell>
          <table:table-cell office:value-type="string">
            <text:p/>
          </table:table-cell>
          <table:table-cell office:value-type="string">
            <text:p>Imprimer dossier escale &gt; les champs inspection sont vide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2084" office:value-type="float"/>
          <table:table-cell office:value-type="string">
            <text:p>Anomalie</text:p>
          </table:table-cell>
          <table:table-cell office:value-type="string">
            <text:p>commentaire</text:p>
          </table:table-cell>
          <table:table-cell office:value-type="string">
            <text:p/>
          </table:table-cell>
          <table:table-cell office:value-type="string">
            <text:p>Compléter mouvement &gt; MD NON passe à OUI &gt; maj dans Dossier Escale mais pas maj dans Imprimer Dossier Escal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19952" office:value-type="float"/>
          <table:table-cell office:value-type="string">
            <text:p>Evolution</text:p>
          </table:table-cell>
          <table:table-cell office:value-type="string">
            <text:p>commentaire</text:p>
          </table:table-cell>
          <table:table-cell office:value-type="string">
            <text:p/>
          </table:table-cell>
          <table:table-cell office:value-type="string">
            <text:p>Permettre d'imprimer l'ensemble des pages dans des tableaux de résultat des recherche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18380" office:value-type="float"/>
          <table:table-cell office:value-type="string">
            <text:p>Evolution</text:p>
          </table:table-cell>
          <table:table-cell office:value-type="string">
            <text:p>commentaire</text:p>
          </table:table-cell>
          <table:table-cell office:value-type="string">
            <text:p/>
          </table:table-cell>
          <table:table-cell office:value-type="string">
            <text:p>Copie des formalités de DE vers D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18370" office:value-type="float"/>
          <table:table-cell office:value-type="string">
            <text:p>Anomalie</text:p>
          </table:table-cell>
          <table:table-cell office:value-type="string">
            <text:p>commentaire</text:p>
          </table:table-cell>
          <table:table-cell office:value-type="string">
            <text:p/>
          </table:table-cell>
          <table:table-cell office:value-type="string">
            <text:p>Profil capitainerie / AP / Vigi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3941" office:value-type="float"/>
          <table:table-cell office:value-type="string">
            <text:p>Anomalie</text:p>
          </table:table-cell>
          <table:table-cell office:value-type="string">
            <text:p>à chiffrer</text:p>
          </table:table-cell>
          <table:table-cell office:value-type="string">
            <text:p/>
          </table:table-cell>
          <table:table-cell office:value-type="string">
            <text:p>[Anomalie documentaire] DAPAQ : incohérence des donnée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2086" office:value-type="float"/>
          <table:table-cell office:value-type="string">
            <text:p>Evolution</text:p>
          </table:table-cell>
          <table:table-cell office:value-type="string">
            <text:p>à chiffrer</text:p>
          </table:table-cell>
          <table:table-cell office:value-type="string">
            <text:p/>
          </table:table-cell>
          <table:table-cell office:value-type="string">
            <text:p>Champs "marchandise déclarée" renseignés à partir menu Cargaison <text:s/>mais n'apparaissent pas à l'impression du dossier d'escale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34334" office:value-type="float"/>
          <table:table-cell office:value-type="string">
            <text:p>Anomalie</text:p>
          </table:table-cell>
          <table:table-cell office:value-type="string">
            <text:p>accepté</text:p>
          </table:table-cell>
          <table:table-cell office:value-type="string">
            <text:p/>
          </table:table-cell>
          <table:table-cell office:value-type="string">
            <text:p>Tableau des demandes &gt; les numéros externes AP+ n’apparaissent pa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3015" office:value-type="float"/>
          <table:table-cell office:value-type="string">
            <text:p>Anomalie</text:p>
          </table:table-cell>
          <table:table-cell office:value-type="string">
            <text:p>accepté</text:p>
          </table:table-cell>
          <table:table-cell office:value-type="string">
            <text:p/>
          </table:table-cell>
          <table:table-cell office:value-type="string">
            <text:p>FAE2016-015 Annulation d’un mouvement MAR de sortie Ferry à partir Ecran vigie supprime mouvement entrée prévu non annulé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2464" office:value-type="float"/>
          <table:table-cell office:value-type="string">
            <text:p>Anomalie</text:p>
          </table:table-cell>
          <table:table-cell office:value-type="string">
            <text:p>accepté</text:p>
          </table:table-cell>
          <table:table-cell office:value-type="string">
            <text:p/>
          </table:table-cell>
          <table:table-cell office:value-type="string">
            <text:p>DAF &gt; RGP-PJ004"Le système ne permet d’ajouter qu’une pièce jointe par incident" &gt; on peut en saisir plusieur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1877" office:value-type="float"/>
          <table:table-cell office:value-type="string">
            <text:p>Anomalie</text:p>
          </table:table-cell>
          <table:table-cell office:value-type="string">
            <text:p>accepté</text:p>
          </table:table-cell>
          <table:table-cell office:value-type="string">
            <text:p/>
          </table:table-cell>
          <table:table-cell office:value-type="string">
            <text:p>Problème FTP -alerte du CS St Malo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6664" office:value-type="float"/>
          <table:table-cell office:value-type="string">
            <text:p>Anomalie</text:p>
          </table:table-cell>
          <table:table-cell office:value-type="string">
            <text:p>à traiter</text:p>
          </table:table-cell>
          <table:table-cell office:value-type="string">
            <text:p/>
          </table:table-cell>
          <table:table-cell office:value-type="string">
            <text:p>Message alerte sur disponibilité du PAQ : non conform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6459" office:value-type="float"/>
          <table:table-cell office:value-type="string">
            <text:p>Anomalie</text:p>
          </table:table-cell>
          <table:table-cell office:value-type="string">
            <text:p>à traiter</text:p>
          </table:table-cell>
          <table:table-cell office:value-type="string">
            <text:p/>
          </table:table-cell>
          <table:table-cell office:value-type="string">
            <text:p>Demande consignataire &gt; si 1 remorqueur demandé pas affiché dans Tableau demande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2535" office:value-type="float"/>
          <table:table-cell office:value-type="string">
            <text:p>Anomalie</text:p>
          </table:table-cell>
          <table:table-cell office:value-type="string">
            <text:p>à traiter</text:p>
          </table:table-cell>
          <table:table-cell office:value-type="string">
            <text:p/>
          </table:table-cell>
          <table:table-cell office:value-type="string">
            <text:p>Historique : ligne "Modification société lamanage" attribuée à un utilisateur est créée à chaque fois que cet utilisateur saisi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1522" office:value-type="float"/>
          <table:table-cell office:value-type="string">
            <text:p>Evolution</text:p>
          </table:table-cell>
          <table:table-cell office:value-type="string">
            <text:p>commentaire</text:p>
          </table:table-cell>
          <table:table-cell office:value-type="string">
            <text:p/>
          </table:table-cell>
          <table:table-cell office:value-type="string">
            <text:p>Accès base école pour les ports externe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21517" office:value-type="float"/>
          <table:table-cell office:value-type="string">
            <text:p>Evolution</text:p>
          </table:table-cell>
          <table:table-cell office:value-type="string">
            <text:p>à traiter</text:p>
          </table:table-cell>
          <table:table-cell office:value-type="string">
            <text:p/>
          </table:table-cell>
          <table:table-cell office:value-type="string">
            <text:p>Lors de la création d'une societe AP il ne devrait pas être nécessaire de lui affecter l'activite consignataire.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42462" office:value-type="float"/>
          <table:table-cell office:value-type="string">
            <text:p>Question</text:p>
          </table:table-cell>
          <table:table-cell office:value-type="string">
            <text:p>traité</text:p>
          </table:table-cell>
          <table:table-cell office:value-type="string">
            <text:p/>
          </table:table-cell>
          <table:table-cell office:value-type="string">
            <text:p>Question accès visiteurs pour base Integration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office:value-type="string">
            <text:p>A voir MOA</text:p>
          </table:table-cell>
          <table:table-cell office:value="39084" office:value-type="float"/>
          <table:table-cell office:value-type="string">
            <text:p>EVOLUTI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PNA (Ports Normands Associés) : souhaite intégrer dans Escaleport un module « light » Droits de port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office:value-type="string">
            <text:p>A voir MOA</text:p>
          </table:table-cell>
          <table:table-cell office:value="37007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Ajouter message NCA_Mouill_rade pour envoi Trafic2000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office:value-type="string">
            <text:p>A voir MOA</text:p>
          </table:table-cell>
          <table:table-cell office:value="36474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Décentralisation de la gestion des comptes utilisateur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office:value-type="string">
            <text:p>A voir MOA</text:p>
          </table:table-cell>
          <table:table-cell office:value="25541" office:value-type="float"/>
          <table:table-cell office:value-type="string">
            <text:p>Evolution</text:p>
          </table:table-cell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Evol &gt; Stats mettre une alerte pour saisir champ rotations si saisie cumulé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702" office:value-type="float"/>
          <table:table-cell/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FERRY &gt; Saisie rapide mvt ferries &gt; Enregistrer mvt = message PAQ indispo alors que libr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700" office:value-type="float"/>
          <table:table-cell/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FERRY &gt; Ecran saisie rapide mvt vigie &gt; pb affichage de l’écran en entier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699" office:value-type="float"/>
          <table:table-cell/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Exploitation &gt; Paramétrer POP &gt; Fenêtre non entière en consultation (modif ok)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623" office:value-type="float"/>
          <table:table-cell/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DS maj date heure départ = message faux heure doit etre supérieure à date précédente (cas NR)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573" office:value-type="float"/>
          <table:table-cell/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FAL5 Equipage : <text:s/>liste type de pièce identité &gt; le choix ‘ Autre Pièce avec photo’ a disparu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110" office:value-type="float"/>
          <table:table-cell/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PJ pièce jointe &gt; menu dossier escale ou Menu demande &gt; Clic sur PJ = mess erreur Etat HTTP 404 found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543" office:value-type="float"/>
          <table:table-cell/>
          <table:table-cell office:value-type="string">
            <text:p>commentaire</text:p>
          </table:table-cell>
          <table:table-cell office:value-type="string">
            <text:p/>
          </table:table-cell>
          <table:table-cell office:value-type="string">
            <text:p>Affichage des PAQ &gt; l'affichage n'est pas dans l'ordre des numéros ex: P1, P10, P2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541" office:value-type="float"/>
          <table:table-cell/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Mouvement réalisé &gt; pouvoir modifier les postes et moyen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526" office:value-type="float"/>
          <table:table-cell/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Evol : Elargir RECHERCHER à plus de 3 moi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521" office:value-type="float"/>
          <table:table-cell/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Evol : rendre visible le Certificat d'ASSURANCE obligatoire dans le tableau de bord de la demand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520" office:value-type="float"/>
          <table:table-cell/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Evol : intégrer la Change Crew List dans Escaleport plus visibl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518" office:value-type="float"/>
          <table:table-cell/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Question ports : D/H arrivée prochain port pas connu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249" office:value-type="float"/>
          <table:table-cell/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FAL6 &gt; Code pays naissance inconnu &gt; Escaleport ZZ mais code ZZ pas trouvé dans ISO 3166-1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130" office:value-type="float"/>
          <table:table-cell/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Suppression de la librairie Guava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023" office:value-type="float"/>
          <table:table-cell/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Créer mouvement navire local &gt; saisie poste-moyens + mvt prévu&gt; enreg OK &gt; retour = erreur exception technique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2020" office:value-type="float"/>
          <table:table-cell/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NCA_Port statut non conforme “Business Error : L'identifiant d'escale est dÃ©jÃ <text:s/>existant pour une escale d'un autre navire”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1918" office:value-type="float"/>
          <table:table-cell/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Demande Sortie &gt; maj D/H départ prévue IMPOSSIBLE car fait référence à une date demande précédente bien que ANNULEE (déhalage)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1910" office:value-type="float"/>
          <table:table-cell/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EVOL : permettre profil Administrateur de remettre un mouvement de état MR à état MC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1723" office:value-type="float"/>
          <table:table-cell/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FERRY POP vpm &gt; on ne peut pas insérer d’annonces de Déhalage ni annuler des annonces si annonces à cheval jours différent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="51705" office:value-type="float"/>
          <table:table-cell/>
          <table:table-cell office:value-type="string">
            <text:p>nouveau</text:p>
          </table:table-cell>
          <table:table-cell office:value-type="string">
            <text:p/>
          </table:table-cell>
          <table:table-cell office:value-type="string">
            <text:p>ISPS &gt; PRE-REMPLIR &gt; le code de l’installation du port provenance = 0000</text:p>
          </table:table-cell>
          <table:table-cell/>
          <table:table-cell/>
          <table:table-cell/>
          <table:table-cell/>
          <table:table-cell/>
        </table:table-row>
        <table:table-row table:style-name="ro1">
          <table:table-cell table:style-name="ce2"/>
          <table:table-cell table:style-name="ce10"/>
          <table:table-cell table:style-name="ce9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3"/>
          <table:table-cell table:style-name="ce11"/>
          <table:table-cell table:style-name="ce99"/>
          <table:table-cell/>
          <table:table-cell/>
          <table:table-cell/>
          <table:table-cell table:style-name="ce128"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3"/>
          <table:table-cell table:style-name="ce12"/>
          <table:table-cell table:style-name="ce9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3"/>
          <table:table-cell table:style-name="ce13"/>
          <table:table-cell table:style-name="ce9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4"/>
          <table:table-cell table:style-name="ce15"/>
          <table:table-cell table:style-name="ce104"/>
          <table:table-cell table:style-name="ce96"/>
          <table:table-cell table:style-name="ce109"/>
          <table:table-cell table:style-name="ce109"/>
          <table:table-cell table:style-name="ce129"/>
          <table:table-cell table:style-name="ce109"/>
          <table:table-cell/>
          <table:table-cell/>
          <table:table-cell/>
          <table:table-cell/>
          <table:table-cell/>
        </table:table-row>
        <table:table-row table:style-name="ro1">
          <table:table-cell table:style-name="ce3"/>
          <table:table-cell table:style-name="ce16"/>
          <table:table-cell table:style-name="ce9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3"/>
          <table:table-cell table:style-name="ce16"/>
          <table:table-cell table:style-name="ce9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3"/>
          <table:table-cell table:style-name="ce18"/>
          <table:table-cell table:style-name="ce9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"/>
          <table:table-cell table:style-name="ce27"/>
          <table:table-cell table:style-name="ce99"/>
          <table:table-cell/>
          <table:table-cell/>
          <table:table-cell/>
          <table:table-cell table:style-name="ce128"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3"/>
          <table:table-cell table:style-name="ce28"/>
          <table:table-cell table:style-name="ce99"/>
          <table:table-cell/>
          <table:table-cell/>
          <table:table-cell/>
          <table:table-cell table:style-name="ce128"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"/>
          <table:table-cell table:style-name="ce4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5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1"/>
          <table:table-cell table:style-name="ce45"/>
          <table:table-cell/>
          <table:table-cell table:style-name="ce98"/>
          <table:table-cell/>
          <table:table-cell/>
          <table:table-cell/>
          <table:table-cell table:style-name="ce147"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5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1"/>
          <table:table-cell table:style-name="ce53"/>
          <table:table-cell table:style-name="ce80"/>
          <table:table-cell table:style-name="ce96"/>
          <table:table-cell/>
          <table:table-cell/>
          <table:table-cell table:style-name="ce129"/>
          <table:table-cell table:style-name="ce109"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ce54"/>
          <table:table-cell table:style-name="ce80"/>
          <table:table-cell table:style-name="ce96"/>
          <table:table-cell table:style-name="ce109"/>
          <table:table-cell table:style-name="ce109"/>
          <table:table-cell table:style-name="ce129"/>
          <table:table-cell table:style-name="ce109"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5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56"/>
          <table:table-cell/>
          <table:table-cell/>
          <table:table-cell/>
          <table:table-cell/>
          <table:table-cell table:style-name="ce128"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5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5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5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59"/>
          <table:table-cell/>
          <table:table-cell/>
          <table:table-cell/>
          <table:table-cell/>
          <table:table-cell table:style-name="ce128"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6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6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6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6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6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6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6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ce6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09"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6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9"/>
          <table:table-cell table:style-name="ce87"/>
          <table:table-cell table:style-name="ce80"/>
          <table:table-cell table:style-name="ce96"/>
          <table:table-cell table:style-name="ce109"/>
          <table:table-cell table:style-name="ce109"/>
          <table:table-cell table:style-name="ce129"/>
          <table:table-cell table:style-name="ce109"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 table:style-name="ce148"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 table:style-name="ce98"/>
          <table:table-cell/>
          <table:table-cell/>
          <table:table-cell/>
          <table:table-cell table:style-name="ce148"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 table:style-name="ce98"/>
          <table:table-cell/>
          <table:table-cell/>
          <table:table-cell/>
          <table:table-cell table:style-name="ce148"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 table:style-name="ce98"/>
          <table:table-cell/>
          <table:table-cell/>
          <table:table-cell/>
          <table:table-cell table:style-name="ce148"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 table:style-name="ce98"/>
          <table:table-cell/>
          <table:table-cell/>
          <table:table-cell/>
          <table:table-cell table:style-name="ce148"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 table:style-name="ce148"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 table:style-name="ce148"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 table:style-name="ce98"/>
          <table:table-cell/>
          <table:table-cell/>
          <table:table-cell/>
          <table:table-cell table:style-name="ce148"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 table:style-name="ce98"/>
          <table:table-cell/>
          <table:table-cell/>
          <table:table-cell/>
          <table:table-cell table:style-name="ce148"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88"/>
          <table:table-cell/>
          <table:table-cell/>
          <table:table-cell table:style-name="ce116"/>
          <table:table-cell table:style-name="ce116"/>
          <table:table-cell table:style-name="ce128"/>
          <table:table-cell/>
          <table:table-cell table:style-name="ce124"/>
          <table:table-cell/>
          <table:table-cell/>
          <table:table-cell/>
          <table:table-cell/>
        </table:table-row>
        <table:table-row table:style-name="ro1">
          <table:table-cell/>
          <table:table-cell table:style-name="ce88"/>
          <table:table-cell/>
          <table:table-cell/>
          <table:table-cell table:style-name="ce116"/>
          <table:table-cell table:style-name="ce116"/>
          <table:table-cell/>
          <table:table-cell/>
          <table:table-cell table:style-name="ce124"/>
          <table:table-cell/>
          <table:table-cell/>
          <table:table-cell/>
          <table:table-cell/>
        </table:table-row>
        <table:table-row table:style-name="ro1">
          <table:table-cell/>
          <table:table-cell table:style-name="ce88"/>
          <table:table-cell/>
          <table:table-cell/>
          <table:table-cell table:style-name="ce116"/>
          <table:table-cell table:style-name="ce116"/>
          <table:table-cell table:style-name="ce128"/>
          <table:table-cell/>
          <table:table-cell table:style-name="ce124"/>
          <table:table-cell/>
          <table:table-cell/>
          <table:table-cell/>
          <table:table-cell/>
        </table:table-row>
        <table:table-row table:style-name="ro1">
          <table:table-cell/>
          <table:table-cell table:style-name="ce88"/>
          <table:table-cell/>
          <table:table-cell/>
          <table:table-cell table:style-name="ce116"/>
          <table:table-cell table:style-name="ce116"/>
          <table:table-cell table:style-name="ce128"/>
          <table:table-cell/>
          <table:table-cell table:style-name="ce124"/>
          <table:table-cell/>
          <table:table-cell/>
          <table:table-cell/>
          <table:table-cell/>
        </table:table-row>
        <table:table-row table:style-name="ro1">
          <table:table-cell/>
          <table:table-cell table:style-name="ce88"/>
          <table:table-cell/>
          <table:table-cell/>
          <table:table-cell table:style-name="ce116"/>
          <table:table-cell table:style-name="ce116"/>
          <table:table-cell table:style-name="ce128"/>
          <table:table-cell/>
          <table:table-cell table:style-name="ce124"/>
          <table:table-cell/>
          <table:table-cell/>
          <table:table-cell/>
          <table:table-cell/>
        </table:table-row>
        <table:table-row table:style-name="ro1">
          <table:table-cell/>
          <table:table-cell table:style-name="ce88"/>
          <table:table-cell/>
          <table:table-cell/>
          <table:table-cell table:style-name="ce116"/>
          <table:table-cell table:style-name="ce116"/>
          <table:table-cell table:style-name="ce128"/>
          <table:table-cell/>
          <table:table-cell table:style-name="ce124"/>
          <table:table-cell/>
          <table:table-cell/>
          <table:table-cell/>
          <table:table-cell/>
        </table:table-row>
        <table:table-row table:style-name="ro1">
          <table:table-cell/>
          <table:table-cell table:style-name="ce88"/>
          <table:table-cell/>
          <table:table-cell/>
          <table:table-cell table:style-name="ce116"/>
          <table:table-cell table:style-name="ce116"/>
          <table:table-cell table:style-name="ce128"/>
          <table:table-cell/>
          <table:table-cell table:style-name="ce124"/>
          <table:table-cell/>
          <table:table-cell/>
          <table:table-cell/>
          <table:table-cell/>
        </table:table-row>
        <table:table-row table:style-name="ro1">
          <table:table-cell/>
          <table:table-cell table:style-name="ce88"/>
          <table:table-cell/>
          <table:table-cell/>
          <table:table-cell table:style-name="ce116"/>
          <table:table-cell table:style-name="ce116"/>
          <table:table-cell table:style-name="ce128"/>
          <table:table-cell/>
          <table:table-cell table:style-name="ce124"/>
          <table:table-cell/>
          <table:table-cell/>
          <table:table-cell/>
          <table:table-cell/>
        </table:table-row>
        <table:table-row table:style-name="ro1">
          <table:table-cell/>
          <table:table-cell table:style-name="ce88"/>
          <table:table-cell/>
          <table:table-cell/>
          <table:table-cell table:style-name="ce116"/>
          <table:table-cell table:style-name="ce116"/>
          <table:table-cell table:style-name="ce128"/>
          <table:table-cell/>
          <table:table-cell table:style-name="ce124"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25"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25"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25"/>
          <table:table-cell/>
          <table:table-cell/>
          <table:table-cell/>
          <table:table-cell/>
        </table:table-row>
        <table:table-row table:style-name="ro1">
          <table:table-cell table:style-name="ce21"/>
          <table:table-cell table:style-name="ce94"/>
          <table:table-cell table:style-name="ce80"/>
          <table:table-cell table:style-name="ce96"/>
          <table:table-cell table:style-name="ce109"/>
          <table:table-cell table:style-name="ce109"/>
          <table:table-cell table:style-name="ce129"/>
          <table:table-cell table:style-name="ce109"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25"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25"/>
          <table:table-cell/>
          <table:table-cell/>
          <table:table-cell/>
          <table:table-cell/>
        </table:table-row>
        <table:table-row table:style-name="ro1">
          <table:table-cell table:style-name="ce24"/>
          <table:table-cell/>
          <table:table-cell table:style-name="ce8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25"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4"/>
          <table:table-cell/>
          <table:table-cell table:style-name="ce8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25"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25"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 table:style-name="ce128"/>
          <table:table-cell/>
          <table:table-cell table:style-name="ce125"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25"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25"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25"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1"/>
          <table:table-cell table:style-name="ce94"/>
          <table:table-cell table:style-name="ce80"/>
          <table:table-cell table:style-name="ce96"/>
          <table:table-cell table:style-name="ce109"/>
          <table:table-cell table:style-name="ce109"/>
          <table:table-cell table:style-name="ce129"/>
          <table:table-cell table:style-name="ce109"/>
          <table:table-cell/>
          <table:table-cell/>
          <table:table-cell/>
          <table:table-cell/>
          <table:table-cell/>
        </table:table-row>
        <table:table-row table:style-name="ro1">
          <table:table-cell table:style-name="ce21"/>
          <table:table-cell table:style-name="ce94"/>
          <table:table-cell table:style-name="ce80"/>
          <table:table-cell table:style-name="ce96"/>
          <table:table-cell table:style-name="ce109"/>
          <table:table-cell table:style-name="ce109"/>
          <table:table-cell table:style-name="ce129"/>
          <table:table-cell table:style-name="ce109"/>
          <table:table-cell/>
          <table:table-cell/>
          <table:table-cell/>
          <table:table-cell/>
          <table:table-cell/>
        </table:table-row>
        <table:table-row table:style-name="ro1">
          <table:table-cell table:style-name="ce21"/>
          <table:table-cell table:style-name="ce94"/>
          <table:table-cell table:style-name="ce80"/>
          <table:table-cell table:style-name="ce96"/>
          <table:table-cell table:style-name="ce109"/>
          <table:table-cell table:style-name="ce109"/>
          <table:table-cell table:style-name="ce121"/>
          <table:table-cell table:style-name="ce109"/>
          <table:table-cell/>
          <table:table-cell/>
          <table:table-cell/>
          <table:table-cell/>
          <table:table-cell/>
        </table:table-row>
        <table:table-row table:style-name="ro1">
          <table:table-cell table:style-name="ce21"/>
          <table:table-cell table:style-name="ce94"/>
          <table:table-cell table:style-name="ce80"/>
          <table:table-cell table:style-name="ce96"/>
          <table:table-cell table:style-name="ce109"/>
          <table:table-cell table:style-name="ce109"/>
          <table:table-cell table:style-name="ce129"/>
          <table:table-cell table:style-name="ce109"/>
          <table:table-cell/>
          <table:table-cell/>
          <table:table-cell/>
          <table:table-cell/>
          <table:table-cell/>
        </table:table-row>
        <table:table-row table:style-name="ro1">
          <table:table-cell table:style-name="ce21"/>
          <table:table-cell table:style-name="ce94"/>
          <table:table-cell table:style-name="ce80"/>
          <table:table-cell table:style-name="ce96"/>
          <table:table-cell table:style-name="ce109"/>
          <table:table-cell table:style-name="ce109"/>
          <table:table-cell table:style-name="ce129"/>
          <table:table-cell table:style-name="ce109"/>
          <table:table-cell/>
          <table:table-cell/>
          <table:table-cell/>
          <table:table-cell/>
          <table:table-cell/>
        </table:table-row>
        <table:table-row table:style-name="ro1">
          <table:table-cell table:style-name="ce21"/>
          <table:table-cell table:style-name="ce94"/>
          <table:table-cell table:style-name="ce80"/>
          <table:table-cell table:style-name="ce96"/>
          <table:table-cell table:style-name="ce109"/>
          <table:table-cell table:style-name="ce109"/>
          <table:table-cell table:style-name="ce129"/>
          <table:table-cell table:style-name="ce109"/>
          <table:table-cell/>
          <table:table-cell/>
          <table:table-cell/>
          <table:table-cell/>
          <table:table-cell/>
        </table:table-row>
        <table:table-row table:style-name="ro1">
          <table:table-cell table:style-name="ce21"/>
          <table:table-cell table:style-name="ce94"/>
          <table:table-cell table:style-name="ce80"/>
          <table:table-cell table:style-name="ce96"/>
          <table:table-cell table:style-name="ce109"/>
          <table:table-cell table:style-name="ce109"/>
          <table:table-cell table:style-name="ce129"/>
          <table:table-cell table:style-name="ce109"/>
          <table:table-cell/>
          <table:table-cell/>
          <table:table-cell/>
          <table:table-cell/>
          <table:table-cell/>
        </table:table-row>
        <table:table-row table:style-name="ro1">
          <table:table-cell table:style-name="ce21"/>
          <table:table-cell table:style-name="ce94"/>
          <table:table-cell table:style-name="ce80"/>
          <table:table-cell table:style-name="ce96"/>
          <table:table-cell table:style-name="ce109"/>
          <table:table-cell table:style-name="ce109"/>
          <table:table-cell table:style-name="ce129"/>
          <table:table-cell table:style-name="ce109"/>
          <table:table-cell/>
          <table:table-cell/>
          <table:table-cell/>
          <table:table-cell/>
          <table:table-cell/>
        </table:table-row>
        <table:table-row table:style-name="ro1">
          <table:table-cell table:style-name="ce21"/>
          <table:table-cell table:style-name="ce94"/>
          <table:table-cell table:style-name="ce80"/>
          <table:table-cell table:style-name="ce96"/>
          <table:table-cell table:style-name="ce109"/>
          <table:table-cell table:style-name="ce109"/>
          <table:table-cell table:style-name="ce129"/>
          <table:table-cell table:style-name="ce109"/>
          <table:table-cell/>
          <table:table-cell/>
          <table:table-cell/>
          <table:table-cell/>
          <table:table-cell/>
        </table:table-row>
        <table:table-row table:style-name="ro1">
          <table:table-cell table:style-name="ce21"/>
          <table:table-cell table:style-name="ce94"/>
          <table:table-cell table:style-name="ce80"/>
          <table:table-cell table:style-name="ce96"/>
          <table:table-cell table:style-name="ce109"/>
          <table:table-cell table:style-name="ce109"/>
          <table:table-cell table:style-name="ce129"/>
          <table:table-cell table:style-name="ce109"/>
          <table:table-cell/>
          <table:table-cell/>
          <table:table-cell/>
          <table:table-cell/>
          <table:table-cell/>
        </table:table-row>
        <table:table-row table:style-name="ro1">
          <table:table-cell table:style-name="ce21"/>
          <table:table-cell table:style-name="ce94"/>
          <table:table-cell table:style-name="ce80"/>
          <table:table-cell table:style-name="ce96"/>
          <table:table-cell table:style-name="ce109"/>
          <table:table-cell table:style-name="ce109"/>
          <table:table-cell table:style-name="ce129"/>
          <table:table-cell table:style-name="ce109"/>
          <table:table-cell/>
          <table:table-cell/>
          <table:table-cell/>
          <table:table-cell/>
          <table:table-cell/>
        </table:table-row>
        <table:table-row table:style-name="ro1">
          <table:table-cell table:style-name="ce21"/>
          <table:table-cell table:style-name="ce94"/>
          <table:table-cell table:style-name="ce80"/>
          <table:table-cell table:style-name="ce96"/>
          <table:table-cell table:style-name="ce109"/>
          <table:table-cell table:style-name="ce109"/>
          <table:table-cell table:style-name="ce129"/>
          <table:table-cell table:style-name="ce109"/>
          <table:table-cell/>
          <table:table-cell/>
          <table:table-cell/>
          <table:table-cell/>
          <table:table-cell/>
        </table:table-row>
        <table:table-row table:style-name="ro1">
          <table:table-cell table:style-name="ce21"/>
          <table:table-cell table:style-name="ce94"/>
          <table:table-cell table:style-name="ce80"/>
          <table:table-cell table:style-name="ce96"/>
          <table:table-cell table:style-name="ce109"/>
          <table:table-cell table:style-name="ce109"/>
          <table:table-cell table:style-name="ce129"/>
          <table:table-cell table:style-name="ce109"/>
          <table:table-cell/>
          <table:table-cell/>
          <table:table-cell/>
          <table:table-cell/>
          <table:table-cell/>
        </table:table-row>
        <table:table-row table:style-name="ro1">
          <table:table-cell table:style-name="ce21"/>
          <table:table-cell table:style-name="ce94"/>
          <table:table-cell table:style-name="ce80"/>
          <table:table-cell table:style-name="ce96"/>
          <table:table-cell table:style-name="ce109"/>
          <table:table-cell table:style-name="ce109"/>
          <table:table-cell table:style-name="ce129"/>
          <table:table-cell table:style-name="ce109"/>
          <table:table-cell/>
          <table:table-cell/>
          <table:table-cell/>
          <table:table-cell/>
          <table:table-cell/>
        </table:table-row>
        <table:table-row table:style-name="ro1">
          <table:table-cell table:style-name="ce21"/>
          <table:table-cell table:style-name="ce94"/>
          <table:table-cell table:style-name="ce80"/>
          <table:table-cell table:style-name="ce96"/>
          <table:table-cell table:style-name="ce109"/>
          <table:table-cell table:style-name="ce109"/>
          <table:table-cell table:style-name="ce129"/>
          <table:table-cell table:style-name="ce109"/>
          <table:table-cell/>
          <table:table-cell/>
          <table:table-cell/>
          <table:table-cell/>
          <table:table-cell/>
        </table:table-row>
        <table:table-row table:style-name="ro1">
          <table:table-cell table:style-name="ce21"/>
          <table:table-cell table:style-name="ce94"/>
          <table:table-cell table:style-name="ce80"/>
          <table:table-cell table:style-name="ce96"/>
          <table:table-cell table:style-name="ce109"/>
          <table:table-cell table:style-name="ce109"/>
          <table:table-cell table:style-name="ce129"/>
          <table:table-cell table:style-name="ce109"/>
          <table:table-cell/>
          <table:table-cell/>
          <table:table-cell/>
          <table:table-cell/>
          <table:table-cell/>
        </table:table-row>
        <table:table-row table:style-name="ro1">
          <table:table-cell table:style-name="ce21"/>
          <table:table-cell table:style-name="ce94"/>
          <table:table-cell table:style-name="ce80"/>
          <table:table-cell table:style-name="ce96"/>
          <table:table-cell table:style-name="ce109"/>
          <table:table-cell table:style-name="ce109"/>
          <table:table-cell table:style-name="ce129"/>
          <table:table-cell table:style-name="ce109"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25"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4"/>
          <table:table-cell/>
          <table:table-cell table:style-name="ce8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4"/>
          <table:table-cell/>
          <table:table-cell table:style-name="ce8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1"/>
          <table:table-cell table:style-name="ce94"/>
          <table:table-cell table:style-name="ce80"/>
          <table:table-cell table:style-name="ce96"/>
          <table:table-cell table:style-name="ce109"/>
          <table:table-cell table:style-name="ce109"/>
          <table:table-cell table:style-name="ce129"/>
          <table:table-cell table:style-name="ce109"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26"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4"/>
          <table:table-cell/>
          <table:table-cell table:style-name="ce8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4"/>
          <table:table-cell/>
          <table:table-cell table:style-name="ce8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4"/>
          <table:table-cell/>
          <table:table-cell table:style-name="ce8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4"/>
          <table:table-cell/>
          <table:table-cell table:style-name="ce8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4"/>
          <table:table-cell/>
          <table:table-cell table:style-name="ce8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7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7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7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7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7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7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7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7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 table:style-name="ce128"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 table:style-name="ce128"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 table:style-name="ce128"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 table:style-name="ce128"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 table:style-name="ce128"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 table:style-name="ce128"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 table:style-name="ce128"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 table:style-name="ce128"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 table:style-name="ce128"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 table:style-name="ce128"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 table:style-name="ce128"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 table:style-name="ce128"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 table:style-name="ce128"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 table:style-name="ce128"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calcext:conditional-formats>
          <calcext:conditional-format calcext:target-range-address="mantis.C171:mantis.C172 mantis.A171:mantis.A172 mantis.C176:mantis.C176 mantis.A176:mantis.A176 mantis.C168:mantis.C169 mantis.A168:mantis.A169 mantis.C109:mantis.C109 mantis.A109:mantis.A109 mantis.C141:mantis.C148 mantis.A127:mantis.A148 mantis.C173:mantis.C174 mantis.A173:mantis.A174 mantis.C178:mantis.C178 mantis.A178:mantis.A178 mantis.C180:mantis.C180 mantis.A180:mantis.A180 mantis.C100:mantis.C108 mantis.A100:mantis.A108 mantis.C151:mantis.C167 mantis.A151:mantis.A167 mantis.A35:mantis.A36 mantis.A243:mantis.A1048576 mantis.C243:mantis.C1048576 mantis.C127:mantis.C140 mantis.A182:mantis.A242 mantis.C111:mantis.C126 mantis.A111:mantis.A126 mantis.C182:mantis.C242 mantis.A40:mantis.A45 mantis.A19:mantis.A33 mantis.A1:mantis.A17 mantis.A47:mantis.A98 mantis.C1:mantis.C98 mantis.B49:mantis.B60">
            <calcext:condition calcext:apply-style-name="Prio3 orange clair" calcext:value="=1" calcext:base-cell-address="mantis.A1"/>
            <calcext:condition calcext:apply-style-name="Prio2 orange" calcext:value="=2" calcext:base-cell-address="mantis.A1"/>
            <calcext:condition calcext:apply-style-name="Prio1 rouge" calcext:value="=3" calcext:base-cell-address="mantis.A1"/>
          </calcext:conditional-format>
          <calcext:conditional-format calcext:target-range-address="mantis.B233:mantis.B1048576 mantis.B12:mantis.B12 mantis.B35:mantis.B41 mantis.B44:mantis.B45 mantis.B1:mantis.B1 mantis.B187:mantis.B224 mantis.B88:mantis.B186 mantis.B61:mantis.B78 mantis.B47:mantis.B48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43:mantis.B43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32:mantis.B32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29:mantis.B30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31:mantis.B31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34:mantis.B34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33:mantis.B33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46:mantis.B46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24:mantis.B24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225:mantis.B232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42:mantis.B42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15:mantis.B15 mantis.B13:mantis.B13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16:mantis.B16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17:mantis.B17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18:mantis.B18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20:mantis.B20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14:mantis.B14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23:mantis.B23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3:mantis.B3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2:mantis.B2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4:mantis.B4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5:mantis.B5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6:mantis.B6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7:mantis.B8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9:mantis.B9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26:mantis.B27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21:mantis.B22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19:mantis.B19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28:mantis.B28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25:mantis.B25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10:mantis.B10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11:mantis.B11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  <calcext:conditional-format calcext:target-range-address="mantis.B79:mantis.B87">
            <calcext:color-scale>
              <calcext:color-scale-entry calcext:value="1" calcext:type="number" calcext:color="#81d41a"/>
              <calcext:color-scale-entry calcext:value="20" calcext:type="number" calcext:color="#ffff00"/>
              <calcext:color-scale-entry calcext:value="50" calcext:type="number" calcext:color="#ff0000"/>
            </calcext:color-scale>
          </calcext:conditional-format>
        </calcext:conditional-formats>
      </table:table>
      <table:table table:name="action snum" table:style-name="ta1">
        <table:table-column table:style-name="co9" table:default-cell-style-name="ce24"/>
        <table:table-column table:style-name="co10" table:default-cell-style-name="ce197"/>
        <table:table-column table:style-name="co11" table:default-cell-style-name="Default"/>
        <table:table-column table:style-name="co9" table:number-columns-repeated="1021" table:default-cell-style-name="Default"/>
        <table:table-row table:style-name="ro1">
          <table:table-cell table:style-name="ce165"/>
          <table:table-cell table:style-name="ce178" office:value-type="string" calcext:value-type="string">
            <text:p>ticket</text:p>
          </table:table-cell>
          <table:table-cell table:style-name="ce198" office:value-type="string" calcext:value-type="string">
            <text:p>action à faire </text:p>
          </table:table-cell>
          <table:table-cell table:number-columns-repeated="1021"/>
        </table:table-row>
        <table:table-row table:style-name="ro1">
          <table:table-cell table:style-name="ce173"/>
          <table:table-cell table:style-name="ce194" office:value-type="string" calcext:value-type="string">
            <text:p>4.8.*</text:p>
          </table:table-cell>
          <table:table-cell table:style-name="ce205" office:value-type="string" calcext:value-type="string">
            <text:p>Recette 4.8</text:p>
          </table:table-cell>
          <table:table-cell table:style-name="ce206" table:number-columns-repeated="1021"/>
        </table:table-row>
        <table:table-row table:style-name="ro1">
          <table:table-cell table:style-name="ce85" office:value-type="float" office:value="50155" calcext:value-type="float">
            <text:p>50155</text:p>
          </table:table-cell>
          <table:table-cell office:value-type="string" calcext:value-type="string">
            <text:p>Import PROD FAL5-6 grosses listes = ERREUR (=&gt; paramétrage centre serveur)</text:p>
          </table:table-cell>
          <table:table-cell office:value-type="string" calcext:value-type="string">
            <text:p>relancer le centre serveur doit fonctionner en mars</text:p>
          </table:table-cell>
          <table:table-cell table:number-columns-repeated="1021"/>
        </table:table-row>
        <table:table-row table:style-name="ro1">
          <table:table-cell table:style-name="ce85" office:value-type="float" office:value="51594" calcext:value-type="float">
            <text:p>51594</text:p>
          </table:table-cell>
          <table:table-cell office:value-type="string" calcext:value-type="string">
            <text:p>Modifier les pages de saisie des FAL5 et 6 pour éviter les requêtes trop grosse</text:p>
          </table:table-cell>
          <table:table-cell office:value-type="string" calcext:value-type="string">
            <text:p>faire le point avec les utilisateurs de ces pages pour lister les besoins</text:p>
          </table:table-cell>
          <table:table-cell table:number-columns-repeated="1021"/>
        </table:table-row>
        <table:table-row table:style-name="ro3">
          <table:table-cell table:style-name="ce85" office:value-type="float" office:value="39066" calcext:value-type="float">
            <text:p>39066</text:p>
          </table:table-cell>
          <table:table-cell office:value-type="string" calcext:value-type="string">
            <text:p>[FIXME][Tableaux des demandes] EVOL : ajouter AFFICHER toutes les demandes nécessitant une action capitainerie</text:p>
          </table:table-cell>
          <table:table-cell office:value-type="string" calcext:value-type="string">
            <text:p>rédiger l’expression de besoin et faire valider par les capitaineries</text:p>
          </table:table-cell>
          <table:table-cell table:style-name="ce153"/>
          <table:table-cell table:number-columns-repeated="1020"/>
        </table:table-row>
        <table:table-row table:style-name="ro3">
          <table:table-cell table:style-name="ce85" office:value-type="float" office:value="39065" calcext:value-type="float">
            <text:p>39065</text:p>
          </table:table-cell>
          <table:table-cell office:value-type="string" calcext:value-type="string">
            <text:p>[FIXME][Tableaux des mouvements] EVOL: ajouter AFFICHER tous les mouvements en attente d'une action capitainerie</text:p>
          </table:table-cell>
          <table:table-cell office:value-type="string" calcext:value-type="string">
            <text:p>rédiger l’expression de besoin et faire valider par les capitaineries</text:p>
          </table:table-cell>
          <table:table-cell table:style-name="ce153"/>
          <table:table-cell table:number-columns-repeated="1020"/>
        </table:table-row>
        <table:table-row table:style-name="ro1">
          <table:table-cell table:style-name="ce95" office:value-type="float" office:value="39083" calcext:value-type="float">
            <text:p>39083</text:p>
          </table:table-cell>
          <table:table-cell table:style-name="Default" office:value-type="string" calcext:value-type="string">
            <text:p>[FIXME] EVOL : besoin de voir les navires au mouillage</text:p>
          </table:table-cell>
          <table:table-cell office:value-type="string" calcext:value-type="string">
            <text:p>rédiger l’expression de besoin et faire valider par les capitaineries</text:p>
          </table:table-cell>
          <table:table-cell table:number-columns-repeated="1021"/>
        </table:table-row>
        <table:table-row table:style-name="ro1">
          <table:table-cell table:style-name="ce95" office:value-type="float" office:value="38343" calcext:value-type="float">
            <text:p>38343</text:p>
          </table:table-cell>
          <table:table-cell table:style-name="Default" office:value-type="string" calcext:value-type="string">
            <text:p>FAL MD &gt; ajouter des contrôles sur toutes les classifications et pas que IMDG</text:p>
          </table:table-cell>
          <table:table-cell office:value-type="string" calcext:value-type="string">
            <text:p>comprendre ce qu’il faut faire le décrire correctement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ntis.A1:mantis.AMJ1048576" table:contains-header="false">
          <table:sort>
            <table:sort-by table:field-number="2" table:order="descending" table:data-type="automatic"/>
            <table:sort-by table:field-number="1" table:data-type="automatic"/>
          </table:sort>
        </table:database-range>
      </table:database-ranges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rio1_20_rouge" style:display-name="Prio1 rouge" style:family="table-cell" style:parent-style-name="Default">
      <style:table-cell-properties fo:background-color="#ff6666"/>
    </style:style>
    <style:style style:name="Prio2_20_orange" style:display-name="Prio2 orange" style:family="table-cell" style:parent-style-name="Default">
      <style:table-cell-properties fo:background-color="#ff9900"/>
    </style:style>
    <style:style style:name="Prio3_20_orange_20_clair" style:display-name="Prio3 orange clair" style:family="table-cell" style:parent-style-name="Default">
      <style:table-cell-properties fo:background-color="#ffcc99"/>
    </style:style>
  </office:styles>
  <office:automatic-styles>
    <style:page-layout style:name="Mpm1">
      <style:page-layout-properties fo:margin-top="10mm" fo:margin-bottom="10mm" fo:margin-left="10mm" fo:margin-right="10mm" style:scale-to="5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/00/0000</text:date>, <text:time style:data-style-name="N2" text:time-value="17:11:21.4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7:49:56.969000000</meta:creation-date>
    <meta:editing-duration>P0D</meta:editing-duration>
    <meta:editing-cycles>2</meta:editing-cycles>
    <meta:generator>http://pypi.python.org/pypi/ezodf/0.1.0$Python3.7.5 (default, Nov 20 2019, 09:21:52) 
[GCC 9.2.1 20191008]</meta:generator>
    <meta:document-statistic meta:table-count="2" meta:cell-count="31" meta:object-count="0"/>
    <dc:date>2020-04-05T16:20:51.259249</dc:date>
  </office:meta>
</office:document-meta>
</file>